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omen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ženy</text:p>
          </table:table-cell>
          <table:table-cell table:style-name="Default" office:value-type="string" calcext:value-type="string">
            <text:p>1.1.2020</text:p>
          </table:table-cell>
          <table:table-cell office:value-type="string" calcext:value-type="string">
            <text:p>1.7.2020</text:p>
          </table:table-cell>
          <table:table-cell office:value-type="string" calcext:value-type="string">
            <text:p>1.1.2021</text:p>
          </table:table-cell>
          <table:table-cell office:value-type="string" calcext:value-type="string">
            <text:p>1.7.2021</text:p>
          </table:table-cell>
          <table:table-cell office:value-type="string" calcext:value-type="string">
            <text:p>31.12.2021</text:p>
          </table:table-cell>
          <table:table-cell/>
          <table:table-cell office:value-type="string" calcext:value-type="string">
            <text:p>static vector&lt;vector&lt;unsigned&gt;&gt; women = {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,573</text:p>
          </table:table-cell>
          <table:table-cell office:value-type="float" office:value="54222" calcext:value-type="float">
            <text:p>54222</text:p>
          </table:table-cell>
          <table:table-cell office:value-type="float" office:value="52585" calcext:value-type="float">
            <text:p>52585</text:p>
          </table:table-cell>
          <table:table-cell office:value-type="float" office:value="53574" calcext:value-type="float">
            <text:p>53574</text:p>
          </table:table-cell>
          <table:table-cell office:value-type="float" office:value="54565" calcext:value-type="float">
            <text:p>54565</text:p>
          </table:table-cell>
          <table:table-cell/>
          <table:table-cell table:formula="of:=&quot;{&quot;&amp;[.B2]&amp;&quot;,&quot;" office:value-type="string" office:string-value="{54573," calcext:value-type="string">
            <text:p>{54573,</text:p>
          </table:table-cell>
          <table:table-cell table:formula="of:=[.C2]&amp;&quot;,&quot;" office:value-type="string" office:string-value="54222," calcext:value-type="string">
            <text:p>54222,</text:p>
          </table:table-cell>
          <table:table-cell table:formula="of:=[.D2]&amp;&quot;,&quot;" office:value-type="string" office:string-value="52585," calcext:value-type="string">
            <text:p>52585,</text:p>
          </table:table-cell>
          <table:table-cell table:formula="of:=[.E2]&amp;&quot;,&quot;" office:value-type="string" office:string-value="53574," calcext:value-type="string">
            <text:p>53574,</text:p>
          </table:table-cell>
          <table:table-cell table:formula="of:=[.F2]&amp;&quot;},&quot;" office:value-type="string" office:string-value="54565}," calcext:value-type="string">
            <text:p>54565}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,014</text:p>
          </table:table-cell>
          <table:table-cell office:value-type="float" office:value="55427" calcext:value-type="float">
            <text:p>55427</text:p>
          </table:table-cell>
          <table:table-cell office:value-type="float" office:value="53853" calcext:value-type="float">
            <text:p>53853</text:p>
          </table:table-cell>
          <table:table-cell office:value-type="float" office:value="53353" calcext:value-type="float">
            <text:p>53353</text:p>
          </table:table-cell>
          <table:table-cell office:value-type="float" office:value="52855" calcext:value-type="float">
            <text:p>52855</text:p>
          </table:table-cell>
          <table:table-cell/>
          <table:table-cell table:formula="of:=&quot;{&quot;&amp;[.B3]&amp;&quot;,&quot;" office:value-type="string" office:string-value="{56014," calcext:value-type="string">
            <text:p>{56014,</text:p>
          </table:table-cell>
          <table:table-cell table:formula="of:=[.C3]&amp;&quot;,&quot;" office:value-type="string" office:string-value="55427," calcext:value-type="string">
            <text:p>55427,</text:p>
          </table:table-cell>
          <table:table-cell table:formula="of:=[.D3]&amp;&quot;,&quot;" office:value-type="string" office:string-value="53853," calcext:value-type="string">
            <text:p>53853,</text:p>
          </table:table-cell>
          <table:table-cell table:formula="of:=[.E3]&amp;&quot;,&quot;" office:value-type="string" office:string-value="53353," calcext:value-type="string">
            <text:p>53353,</text:p>
          </table:table-cell>
          <table:table-cell table:formula="of:=[.F3]&amp;&quot;},&quot;" office:value-type="string" office:string-value="52855}," calcext:value-type="string">
            <text:p>52855}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,184</text:p>
          </table:table-cell>
          <table:table-cell office:value-type="float" office:value="56154" calcext:value-type="float">
            <text:p>56154</text:p>
          </table:table-cell>
          <table:table-cell office:value-type="float" office:value="55344" calcext:value-type="float">
            <text:p>55344</text:p>
          </table:table-cell>
          <table:table-cell office:value-type="float" office:value="54677" calcext:value-type="float">
            <text:p>54677</text:p>
          </table:table-cell>
          <table:table-cell office:value-type="float" office:value="54017" calcext:value-type="float">
            <text:p>54017</text:p>
          </table:table-cell>
          <table:table-cell/>
          <table:table-cell table:formula="of:=&quot;{&quot;&amp;[.B4]&amp;&quot;,&quot;" office:value-type="string" office:string-value="{56184," calcext:value-type="string">
            <text:p>{56184,</text:p>
          </table:table-cell>
          <table:table-cell table:formula="of:=[.C4]&amp;&quot;,&quot;" office:value-type="string" office:string-value="56154," calcext:value-type="string">
            <text:p>56154,</text:p>
          </table:table-cell>
          <table:table-cell table:formula="of:=[.D4]&amp;&quot;,&quot;" office:value-type="string" office:string-value="55344," calcext:value-type="string">
            <text:p>55344,</text:p>
          </table:table-cell>
          <table:table-cell table:formula="of:=[.E4]&amp;&quot;,&quot;" office:value-type="string" office:string-value="54677," calcext:value-type="string">
            <text:p>54677,</text:p>
          </table:table-cell>
          <table:table-cell table:formula="of:=[.F4]&amp;&quot;},&quot;" office:value-type="string" office:string-value="54017}," calcext:value-type="string">
            <text:p>54017}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,571</text:p>
          </table:table-cell>
          <table:table-cell office:value-type="float" office:value="55947" calcext:value-type="float">
            <text:p>55947</text:p>
          </table:table-cell>
          <table:table-cell office:value-type="float" office:value="55587" calcext:value-type="float">
            <text:p>55587</text:p>
          </table:table-cell>
          <table:table-cell office:value-type="float" office:value="55542" calcext:value-type="float">
            <text:p>55542</text:p>
          </table:table-cell>
          <table:table-cell office:value-type="float" office:value="55497" calcext:value-type="float">
            <text:p>55497</text:p>
          </table:table-cell>
          <table:table-cell/>
          <table:table-cell table:formula="of:=&quot;{&quot;&amp;[.B5]&amp;&quot;,&quot;" office:value-type="string" office:string-value="{55571," calcext:value-type="string">
            <text:p>{55571,</text:p>
          </table:table-cell>
          <table:table-cell table:formula="of:=[.C5]&amp;&quot;,&quot;" office:value-type="string" office:string-value="55947," calcext:value-type="string">
            <text:p>55947,</text:p>
          </table:table-cell>
          <table:table-cell table:formula="of:=[.D5]&amp;&quot;,&quot;" office:value-type="string" office:string-value="55587," calcext:value-type="string">
            <text:p>55587,</text:p>
          </table:table-cell>
          <table:table-cell table:formula="of:=[.E5]&amp;&quot;,&quot;" office:value-type="string" office:string-value="55542," calcext:value-type="string">
            <text:p>55542,</text:p>
          </table:table-cell>
          <table:table-cell table:formula="of:=[.F5]&amp;&quot;},&quot;" office:value-type="string" office:string-value="55497}," calcext:value-type="string">
            <text:p>55497}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,952</text:p>
          </table:table-cell>
          <table:table-cell office:value-type="float" office:value="55325" calcext:value-type="float">
            <text:p>55325</text:p>
          </table:table-cell>
          <table:table-cell office:value-type="float" office:value="55078" calcext:value-type="float">
            <text:p>55078</text:p>
          </table:table-cell>
          <table:table-cell office:value-type="float" office:value="55397" calcext:value-type="float">
            <text:p>55397</text:p>
          </table:table-cell>
          <table:table-cell office:value-type="float" office:value="55719" calcext:value-type="float">
            <text:p>55719</text:p>
          </table:table-cell>
          <table:table-cell/>
          <table:table-cell table:formula="of:=&quot;{&quot;&amp;[.B6]&amp;&quot;,&quot;" office:value-type="string" office:string-value="{54952," calcext:value-type="string">
            <text:p>{54952,</text:p>
          </table:table-cell>
          <table:table-cell table:formula="of:=[.C6]&amp;&quot;,&quot;" office:value-type="string" office:string-value="55325," calcext:value-type="string">
            <text:p>55325,</text:p>
          </table:table-cell>
          <table:table-cell table:formula="of:=[.D6]&amp;&quot;,&quot;" office:value-type="string" office:string-value="55078," calcext:value-type="string">
            <text:p>55078,</text:p>
          </table:table-cell>
          <table:table-cell table:formula="of:=[.E6]&amp;&quot;,&quot;" office:value-type="string" office:string-value="55397," calcext:value-type="string">
            <text:p>55397,</text:p>
          </table:table-cell>
          <table:table-cell table:formula="of:=[.F6]&amp;&quot;},&quot;" office:value-type="string" office:string-value="55719}," calcext:value-type="string">
            <text:p>55719}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,709</text:p>
          </table:table-cell>
          <table:table-cell office:value-type="float" office:value="54886" calcext:value-type="float">
            <text:p>54886</text:p>
          </table:table-cell>
          <table:table-cell office:value-type="float" office:value="54032" calcext:value-type="float">
            <text:p>54032</text:p>
          </table:table-cell>
          <table:table-cell office:value-type="float" office:value="54622" calcext:value-type="float">
            <text:p>54622</text:p>
          </table:table-cell>
          <table:table-cell office:value-type="float" office:value="55232" calcext:value-type="float">
            <text:p>55232</text:p>
          </table:table-cell>
          <table:table-cell/>
          <table:table-cell table:formula="of:=&quot;{&quot;&amp;[.B7]&amp;&quot;,&quot;" office:value-type="string" office:string-value="{54709," calcext:value-type="string">
            <text:p>{54709,</text:p>
          </table:table-cell>
          <table:table-cell table:formula="of:=[.C7]&amp;&quot;,&quot;" office:value-type="string" office:string-value="54886," calcext:value-type="string">
            <text:p>54886,</text:p>
          </table:table-cell>
          <table:table-cell table:formula="of:=[.D7]&amp;&quot;,&quot;" office:value-type="string" office:string-value="54032," calcext:value-type="string">
            <text:p>54032,</text:p>
          </table:table-cell>
          <table:table-cell table:formula="of:=[.E7]&amp;&quot;,&quot;" office:value-type="string" office:string-value="54622," calcext:value-type="string">
            <text:p>54622,</text:p>
          </table:table-cell>
          <table:table-cell table:formula="of:=[.F7]&amp;&quot;},&quot;" office:value-type="string" office:string-value="55232}," calcext:value-type="string">
            <text:p>55232}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,488</text:p>
          </table:table-cell>
          <table:table-cell office:value-type="float" office:value="54179" calcext:value-type="float">
            <text:p>54179</text:p>
          </table:table-cell>
          <table:table-cell office:value-type="float" office:value="53746" calcext:value-type="float">
            <text:p>53746</text:p>
          </table:table-cell>
          <table:table-cell office:value-type="float" office:value="53949" calcext:value-type="float">
            <text:p>53949</text:p>
          </table:table-cell>
          <table:table-cell office:value-type="float" office:value="54168" calcext:value-type="float">
            <text:p>54168</text:p>
          </table:table-cell>
          <table:table-cell/>
          <table:table-cell table:formula="of:=&quot;{&quot;&amp;[.B8]&amp;&quot;,&quot;" office:value-type="string" office:string-value="{53488," calcext:value-type="string">
            <text:p>{53488,</text:p>
          </table:table-cell>
          <table:table-cell table:formula="of:=[.C8]&amp;&quot;,&quot;" office:value-type="string" office:string-value="54179," calcext:value-type="string">
            <text:p>54179,</text:p>
          </table:table-cell>
          <table:table-cell table:formula="of:=[.D8]&amp;&quot;,&quot;" office:value-type="string" office:string-value="53746," calcext:value-type="string">
            <text:p>53746,</text:p>
          </table:table-cell>
          <table:table-cell table:formula="of:=[.E8]&amp;&quot;,&quot;" office:value-type="string" office:string-value="53949," calcext:value-type="string">
            <text:p>53949,</text:p>
          </table:table-cell>
          <table:table-cell table:formula="of:=[.F8]&amp;&quot;},&quot;" office:value-type="string" office:string-value="54168}," calcext:value-type="string">
            <text:p>54168}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,023</text:p>
          </table:table-cell>
          <table:table-cell office:value-type="float" office:value="53798" calcext:value-type="float">
            <text:p>53798</text:p>
          </table:table-cell>
          <table:table-cell office:value-type="float" office:value="52449" calcext:value-type="float">
            <text:p>52449</text:p>
          </table:table-cell>
          <table:table-cell office:value-type="float" office:value="53155" calcext:value-type="float">
            <text:p>53155</text:p>
          </table:table-cell>
          <table:table-cell office:value-type="float" office:value="53884" calcext:value-type="float">
            <text:p>53884</text:p>
          </table:table-cell>
          <table:table-cell/>
          <table:table-cell table:formula="of:=&quot;{&quot;&amp;[.B9]&amp;&quot;,&quot;" office:value-type="string" office:string-value="{54023," calcext:value-type="string">
            <text:p>{54023,</text:p>
          </table:table-cell>
          <table:table-cell table:formula="of:=[.C9]&amp;&quot;,&quot;" office:value-type="string" office:string-value="53798," calcext:value-type="string">
            <text:p>53798,</text:p>
          </table:table-cell>
          <table:table-cell table:formula="of:=[.D9]&amp;&quot;,&quot;" office:value-type="string" office:string-value="52449," calcext:value-type="string">
            <text:p>52449,</text:p>
          </table:table-cell>
          <table:table-cell table:formula="of:=[.E9]&amp;&quot;,&quot;" office:value-type="string" office:string-value="53155," calcext:value-type="string">
            <text:p>53155,</text:p>
          </table:table-cell>
          <table:table-cell table:formula="of:=[.F9]&amp;&quot;},&quot;" office:value-type="string" office:string-value="53884}," calcext:value-type="string">
            <text:p>53884}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,772</text:p>
          </table:table-cell>
          <table:table-cell office:value-type="float" office:value="53955" calcext:value-type="float">
            <text:p>53955</text:p>
          </table:table-cell>
          <table:table-cell office:value-type="float" office:value="53532" calcext:value-type="float">
            <text:p>53532</text:p>
          </table:table-cell>
          <table:table-cell office:value-type="float" office:value="53052" calcext:value-type="float">
            <text:p>53052</text:p>
          </table:table-cell>
          <table:table-cell office:value-type="float" office:value="52589" calcext:value-type="float">
            <text:p>52589</text:p>
          </table:table-cell>
          <table:table-cell/>
          <table:table-cell table:formula="of:=&quot;{&quot;&amp;[.B10]&amp;&quot;,&quot;" office:value-type="string" office:string-value="{53772," calcext:value-type="string">
            <text:p>{53772,</text:p>
          </table:table-cell>
          <table:table-cell table:formula="of:=[.C10]&amp;&quot;,&quot;" office:value-type="string" office:string-value="53955," calcext:value-type="string">
            <text:p>53955,</text:p>
          </table:table-cell>
          <table:table-cell table:formula="of:=[.D10]&amp;&quot;,&quot;" office:value-type="string" office:string-value="53532," calcext:value-type="string">
            <text:p>53532,</text:p>
          </table:table-cell>
          <table:table-cell table:formula="of:=[.E10]&amp;&quot;,&quot;" office:value-type="string" office:string-value="53052," calcext:value-type="string">
            <text:p>53052,</text:p>
          </table:table-cell>
          <table:table-cell table:formula="of:=[.F10]&amp;&quot;},&quot;" office:value-type="string" office:string-value="52589}," calcext:value-type="string">
            <text:p>52589}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,591</text:p>
          </table:table-cell>
          <table:table-cell office:value-type="float" office:value="56228" calcext:value-type="float">
            <text:p>56228</text:p>
          </table:table-cell>
          <table:table-cell office:value-type="float" office:value="53420" calcext:value-type="float">
            <text:p>53420</text:p>
          </table:table-cell>
          <table:table-cell office:value-type="float" office:value="53531" calcext:value-type="float">
            <text:p>53531</text:p>
          </table:table-cell>
          <table:table-cell office:value-type="float" office:value="53665" calcext:value-type="float">
            <text:p>53665</text:p>
          </table:table-cell>
          <table:table-cell/>
          <table:table-cell table:formula="of:=&quot;{&quot;&amp;[.B11]&amp;&quot;,&quot;" office:value-type="string" office:string-value="{58591," calcext:value-type="string">
            <text:p>{58591,</text:p>
          </table:table-cell>
          <table:table-cell table:formula="of:=[.C11]&amp;&quot;,&quot;" office:value-type="string" office:string-value="56228," calcext:value-type="string">
            <text:p>56228,</text:p>
          </table:table-cell>
          <table:table-cell table:formula="of:=[.D11]&amp;&quot;,&quot;" office:value-type="string" office:string-value="53420," calcext:value-type="string">
            <text:p>53420,</text:p>
          </table:table-cell>
          <table:table-cell table:formula="of:=[.E11]&amp;&quot;,&quot;" office:value-type="string" office:string-value="53531," calcext:value-type="string">
            <text:p>53531,</text:p>
          </table:table-cell>
          <table:table-cell table:formula="of:=[.F11]&amp;&quot;},&quot;" office:value-type="string" office:string-value="53665}," calcext:value-type="string">
            <text:p>53665}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,800</text:p>
          </table:table-cell>
          <table:table-cell office:value-type="float" office:value="59259" calcext:value-type="float">
            <text:p>59259</text:p>
          </table:table-cell>
          <table:table-cell office:value-type="float" office:value="57079" calcext:value-type="float">
            <text:p>57079</text:p>
          </table:table-cell>
          <table:table-cell office:value-type="float" office:value="55313" calcext:value-type="float">
            <text:p>55313</text:p>
          </table:table-cell>
          <table:table-cell office:value-type="float" office:value="53570" calcext:value-type="float">
            <text:p>53570</text:p>
          </table:table-cell>
          <table:table-cell/>
          <table:table-cell table:formula="of:=&quot;{&quot;&amp;[.B12]&amp;&quot;,&quot;" office:value-type="string" office:string-value="{59800," calcext:value-type="string">
            <text:p>{59800,</text:p>
          </table:table-cell>
          <table:table-cell table:formula="of:=[.C12]&amp;&quot;,&quot;" office:value-type="string" office:string-value="59259," calcext:value-type="string">
            <text:p>59259,</text:p>
          </table:table-cell>
          <table:table-cell table:formula="of:=[.D12]&amp;&quot;,&quot;" office:value-type="string" office:string-value="57079," calcext:value-type="string">
            <text:p>57079,</text:p>
          </table:table-cell>
          <table:table-cell table:formula="of:=[.E12]&amp;&quot;,&quot;" office:value-type="string" office:string-value="55313," calcext:value-type="string">
            <text:p>55313,</text:p>
          </table:table-cell>
          <table:table-cell table:formula="of:=[.F12]&amp;&quot;},&quot;" office:value-type="string" office:string-value="53570}," calcext:value-type="string">
            <text:p>53570}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,292</text:p>
          </table:table-cell>
          <table:table-cell office:value-type="float" office:value="60104" calcext:value-type="float">
            <text:p>60104</text:p>
          </table:table-cell>
          <table:table-cell office:value-type="float" office:value="58080" calcext:value-type="float">
            <text:p>58080</text:p>
          </table:table-cell>
          <table:table-cell office:value-type="float" office:value="57628" calcext:value-type="float">
            <text:p>57628</text:p>
          </table:table-cell>
          <table:table-cell office:value-type="float" office:value="57196" calcext:value-type="float">
            <text:p>57196</text:p>
          </table:table-cell>
          <table:table-cell/>
          <table:table-cell table:formula="of:=&quot;{&quot;&amp;[.B13]&amp;&quot;,&quot;" office:value-type="string" office:string-value="{60292," calcext:value-type="string">
            <text:p>{60292,</text:p>
          </table:table-cell>
          <table:table-cell table:formula="of:=[.C13]&amp;&quot;,&quot;" office:value-type="string" office:string-value="60104," calcext:value-type="string">
            <text:p>60104,</text:p>
          </table:table-cell>
          <table:table-cell table:formula="of:=[.D13]&amp;&quot;,&quot;" office:value-type="string" office:string-value="58080," calcext:value-type="string">
            <text:p>58080,</text:p>
          </table:table-cell>
          <table:table-cell table:formula="of:=[.E13]&amp;&quot;,&quot;" office:value-type="string" office:string-value="57628," calcext:value-type="string">
            <text:p>57628,</text:p>
          </table:table-cell>
          <table:table-cell table:formula="of:=[.F13]&amp;&quot;},&quot;" office:value-type="string" office:string-value="57196}," calcext:value-type="string">
            <text:p>57196}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,330</text:p>
          </table:table-cell>
          <table:table-cell office:value-type="float" office:value="59357" calcext:value-type="float">
            <text:p>59357</text:p>
          </table:table-cell>
          <table:table-cell office:value-type="float" office:value="58565" calcext:value-type="float">
            <text:p>58565</text:p>
          </table:table-cell>
          <table:table-cell office:value-type="float" office:value="58379" calcext:value-type="float">
            <text:p>58379</text:p>
          </table:table-cell>
          <table:table-cell office:value-type="float" office:value="58213" calcext:value-type="float">
            <text:p>58213</text:p>
          </table:table-cell>
          <table:table-cell/>
          <table:table-cell table:formula="of:=&quot;{&quot;&amp;[.B14]&amp;&quot;,&quot;" office:value-type="string" office:string-value="{58330," calcext:value-type="string">
            <text:p>{58330,</text:p>
          </table:table-cell>
          <table:table-cell table:formula="of:=[.C14]&amp;&quot;,&quot;" office:value-type="string" office:string-value="59357," calcext:value-type="string">
            <text:p>59357,</text:p>
          </table:table-cell>
          <table:table-cell table:formula="of:=[.D14]&amp;&quot;,&quot;" office:value-type="string" office:string-value="58565," calcext:value-type="string">
            <text:p>58565,</text:p>
          </table:table-cell>
          <table:table-cell table:formula="of:=[.E14]&amp;&quot;,&quot;" office:value-type="string" office:string-value="58379," calcext:value-type="string">
            <text:p>58379,</text:p>
          </table:table-cell>
          <table:table-cell table:formula="of:=[.F14]&amp;&quot;},&quot;" office:value-type="string" office:string-value="58213}," calcext:value-type="string">
            <text:p>58213}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,080</text:p>
          </table:table-cell>
          <table:table-cell office:value-type="float" office:value="55746" calcext:value-type="float">
            <text:p>55746</text:p>
          </table:table-cell>
          <table:table-cell office:value-type="float" office:value="56542" calcext:value-type="float">
            <text:p>56542</text:p>
          </table:table-cell>
          <table:table-cell office:value-type="float" office:value="57617" calcext:value-type="float">
            <text:p>57617</text:p>
          </table:table-cell>
          <table:table-cell office:value-type="float" office:value="58721" calcext:value-type="float">
            <text:p>58721</text:p>
          </table:table-cell>
          <table:table-cell/>
          <table:table-cell table:formula="of:=&quot;{&quot;&amp;[.B15]&amp;&quot;,&quot;" office:value-type="string" office:string-value="{53080," calcext:value-type="string">
            <text:p>{53080,</text:p>
          </table:table-cell>
          <table:table-cell table:formula="of:=[.C15]&amp;&quot;,&quot;" office:value-type="string" office:string-value="55746," calcext:value-type="string">
            <text:p>55746,</text:p>
          </table:table-cell>
          <table:table-cell table:formula="of:=[.D15]&amp;&quot;,&quot;" office:value-type="string" office:string-value="56542," calcext:value-type="string">
            <text:p>56542,</text:p>
          </table:table-cell>
          <table:table-cell table:formula="of:=[.E15]&amp;&quot;,&quot;" office:value-type="string" office:string-value="57617," calcext:value-type="string">
            <text:p>57617,</text:p>
          </table:table-cell>
          <table:table-cell table:formula="of:=[.F15]&amp;&quot;},&quot;" office:value-type="string" office:string-value="58721}," calcext:value-type="string">
            <text:p>58721}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,521</text:p>
          </table:table-cell>
          <table:table-cell office:value-type="float" office:value="51864" calcext:value-type="float">
            <text:p>51864</text:p>
          </table:table-cell>
          <table:table-cell office:value-type="float" office:value="51748" calcext:value-type="float">
            <text:p>51748</text:p>
          </table:table-cell>
          <table:table-cell office:value-type="float" office:value="54187" calcext:value-type="float">
            <text:p>54187</text:p>
          </table:table-cell>
          <table:table-cell office:value-type="float" office:value="56655" calcext:value-type="float">
            <text:p>56655</text:p>
          </table:table-cell>
          <table:table-cell/>
          <table:table-cell table:formula="of:=&quot;{&quot;&amp;[.B16]&amp;&quot;,&quot;" office:value-type="string" office:string-value="{50521," calcext:value-type="string">
            <text:p>{50521,</text:p>
          </table:table-cell>
          <table:table-cell table:formula="of:=[.C16]&amp;&quot;,&quot;" office:value-type="string" office:string-value="51864," calcext:value-type="string">
            <text:p>51864,</text:p>
          </table:table-cell>
          <table:table-cell table:formula="of:=[.D16]&amp;&quot;,&quot;" office:value-type="string" office:string-value="51748," calcext:value-type="string">
            <text:p>51748,</text:p>
          </table:table-cell>
          <table:table-cell table:formula="of:=[.E16]&amp;&quot;,&quot;" office:value-type="string" office:string-value="54187," calcext:value-type="string">
            <text:p>54187,</text:p>
          </table:table-cell>
          <table:table-cell table:formula="of:=[.F16]&amp;&quot;},&quot;" office:value-type="string" office:string-value="56655}," calcext:value-type="string">
            <text:p>56655}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,051</text:p>
          </table:table-cell>
          <table:table-cell office:value-type="float" office:value="49340" calcext:value-type="float">
            <text:p>49340</text:p>
          </table:table-cell>
          <table:table-cell office:value-type="float" office:value="50195" calcext:value-type="float">
            <text:p>50195</text:p>
          </table:table-cell>
          <table:table-cell office:value-type="float" office:value="51023" calcext:value-type="float">
            <text:p>51023</text:p>
          </table:table-cell>
          <table:table-cell office:value-type="float" office:value="51881" calcext:value-type="float">
            <text:p>51881</text:p>
          </table:table-cell>
          <table:table-cell/>
          <table:table-cell table:formula="of:=&quot;{&quot;&amp;[.B17]&amp;&quot;,&quot;" office:value-type="string" office:string-value="{48051," calcext:value-type="string">
            <text:p>{48051,</text:p>
          </table:table-cell>
          <table:table-cell table:formula="of:=[.C17]&amp;&quot;,&quot;" office:value-type="string" office:string-value="49340," calcext:value-type="string">
            <text:p>49340,</text:p>
          </table:table-cell>
          <table:table-cell table:formula="of:=[.D17]&amp;&quot;,&quot;" office:value-type="string" office:string-value="50195," calcext:value-type="string">
            <text:p>50195,</text:p>
          </table:table-cell>
          <table:table-cell table:formula="of:=[.E17]&amp;&quot;,&quot;" office:value-type="string" office:string-value="51023," calcext:value-type="string">
            <text:p>51023,</text:p>
          </table:table-cell>
          <table:table-cell table:formula="of:=[.F17]&amp;&quot;},&quot;" office:value-type="string" office:string-value="51881}," calcext:value-type="string">
            <text:p>51881}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,354</text:p>
          </table:table-cell>
          <table:table-cell office:value-type="float" office:value="47262" calcext:value-type="float">
            <text:p>47262</text:p>
          </table:table-cell>
          <table:table-cell office:value-type="float" office:value="47787" calcext:value-type="float">
            <text:p>47787</text:p>
          </table:table-cell>
          <table:table-cell office:value-type="float" office:value="49031" calcext:value-type="float">
            <text:p>49031</text:p>
          </table:table-cell>
          <table:table-cell office:value-type="float" office:value="50306" calcext:value-type="float">
            <text:p>50306</text:p>
          </table:table-cell>
          <table:table-cell/>
          <table:table-cell table:formula="of:=&quot;{&quot;&amp;[.B18]&amp;&quot;,&quot;" office:value-type="string" office:string-value="{46354," calcext:value-type="string">
            <text:p>{46354,</text:p>
          </table:table-cell>
          <table:table-cell table:formula="of:=[.C18]&amp;&quot;,&quot;" office:value-type="string" office:string-value="47262," calcext:value-type="string">
            <text:p>47262,</text:p>
          </table:table-cell>
          <table:table-cell table:formula="of:=[.D18]&amp;&quot;,&quot;" office:value-type="string" office:string-value="47787," calcext:value-type="string">
            <text:p>47787,</text:p>
          </table:table-cell>
          <table:table-cell table:formula="of:=[.E18]&amp;&quot;,&quot;" office:value-type="string" office:string-value="49031," calcext:value-type="string">
            <text:p>49031,</text:p>
          </table:table-cell>
          <table:table-cell table:formula="of:=[.F18]&amp;&quot;},&quot;" office:value-type="string" office:string-value="50306}," calcext:value-type="string">
            <text:p>50306}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,110</text:p>
          </table:table-cell>
          <table:table-cell office:value-type="float" office:value="46375" calcext:value-type="float">
            <text:p>46375</text:p>
          </table:table-cell>
          <table:table-cell office:value-type="float" office:value="46351" calcext:value-type="float">
            <text:p>46351</text:p>
          </table:table-cell>
          <table:table-cell office:value-type="float" office:value="47202" calcext:value-type="float">
            <text:p>47202</text:p>
          </table:table-cell>
          <table:table-cell office:value-type="float" office:value="48084" calcext:value-type="float">
            <text:p>48084</text:p>
          </table:table-cell>
          <table:table-cell/>
          <table:table-cell table:formula="of:=&quot;{&quot;&amp;[.B19]&amp;&quot;,&quot;" office:value-type="string" office:string-value="{46110," calcext:value-type="string">
            <text:p>{46110,</text:p>
          </table:table-cell>
          <table:table-cell table:formula="of:=[.C19]&amp;&quot;,&quot;" office:value-type="string" office:string-value="46375," calcext:value-type="string">
            <text:p>46375,</text:p>
          </table:table-cell>
          <table:table-cell table:formula="of:=[.D19]&amp;&quot;,&quot;" office:value-type="string" office:string-value="46351," calcext:value-type="string">
            <text:p>46351,</text:p>
          </table:table-cell>
          <table:table-cell table:formula="of:=[.E19]&amp;&quot;,&quot;" office:value-type="string" office:string-value="47202," calcext:value-type="string">
            <text:p>47202,</text:p>
          </table:table-cell>
          <table:table-cell table:formula="of:=[.F19]&amp;&quot;},&quot;" office:value-type="string" office:string-value="48084}," calcext:value-type="string">
            <text:p>48084}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,944</text:p>
          </table:table-cell>
          <table:table-cell office:value-type="float" office:value="46296" calcext:value-type="float">
            <text:p>46296</text:p>
          </table:table-cell>
          <table:table-cell office:value-type="float" office:value="46364" calcext:value-type="float">
            <text:p>46364</text:p>
          </table:table-cell>
          <table:table-cell office:value-type="float" office:value="46748" calcext:value-type="float">
            <text:p>46748</text:p>
          </table:table-cell>
          <table:table-cell office:value-type="float" office:value="47161" calcext:value-type="float">
            <text:p>47161</text:p>
          </table:table-cell>
          <table:table-cell/>
          <table:table-cell table:formula="of:=&quot;{&quot;&amp;[.B20]&amp;&quot;,&quot;" office:value-type="string" office:string-value="{45944," calcext:value-type="string">
            <text:p>{45944,</text:p>
          </table:table-cell>
          <table:table-cell table:formula="of:=[.C20]&amp;&quot;,&quot;" office:value-type="string" office:string-value="46296," calcext:value-type="string">
            <text:p>46296,</text:p>
          </table:table-cell>
          <table:table-cell table:formula="of:=[.D20]&amp;&quot;,&quot;" office:value-type="string" office:string-value="46364," calcext:value-type="string">
            <text:p>46364,</text:p>
          </table:table-cell>
          <table:table-cell table:formula="of:=[.E20]&amp;&quot;,&quot;" office:value-type="string" office:string-value="46748," calcext:value-type="string">
            <text:p>46748,</text:p>
          </table:table-cell>
          <table:table-cell table:formula="of:=[.F20]&amp;&quot;},&quot;" office:value-type="string" office:string-value="47161}," calcext:value-type="string">
            <text:p>47161}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,548</text:p>
          </table:table-cell>
          <table:table-cell office:value-type="float" office:value="46046" calcext:value-type="float">
            <text:p>46046</text:p>
          </table:table-cell>
          <table:table-cell office:value-type="float" office:value="46074" calcext:value-type="float">
            <text:p>46074</text:p>
          </table:table-cell>
          <table:table-cell office:value-type="float" office:value="46565" calcext:value-type="float">
            <text:p>46565</text:p>
          </table:table-cell>
          <table:table-cell office:value-type="float" office:value="47092" calcext:value-type="float">
            <text:p>47092</text:p>
          </table:table-cell>
          <table:table-cell/>
          <table:table-cell table:formula="of:=&quot;{&quot;&amp;[.B21]&amp;&quot;,&quot;" office:value-type="string" office:string-value="{45548," calcext:value-type="string">
            <text:p>{45548,</text:p>
          </table:table-cell>
          <table:table-cell table:formula="of:=[.C21]&amp;&quot;,&quot;" office:value-type="string" office:string-value="46046," calcext:value-type="string">
            <text:p>46046,</text:p>
          </table:table-cell>
          <table:table-cell table:formula="of:=[.D21]&amp;&quot;,&quot;" office:value-type="string" office:string-value="46074," calcext:value-type="string">
            <text:p>46074,</text:p>
          </table:table-cell>
          <table:table-cell table:formula="of:=[.E21]&amp;&quot;,&quot;" office:value-type="string" office:string-value="46565," calcext:value-type="string">
            <text:p>46565,</text:p>
          </table:table-cell>
          <table:table-cell table:formula="of:=[.F21]&amp;&quot;},&quot;" office:value-type="string" office:string-value="47092}," calcext:value-type="string">
            <text:p>47092}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,334</text:p>
          </table:table-cell>
          <table:table-cell office:value-type="float" office:value="45616" calcext:value-type="float">
            <text:p>45616</text:p>
          </table:table-cell>
          <table:table-cell office:value-type="float" office:value="45686" calcext:value-type="float">
            <text:p>45686</text:p>
          </table:table-cell>
          <table:table-cell office:value-type="float" office:value="46058" calcext:value-type="float">
            <text:p>46058</text:p>
          </table:table-cell>
          <table:table-cell office:value-type="float" office:value="46467" calcext:value-type="float">
            <text:p>46467</text:p>
          </table:table-cell>
          <table:table-cell/>
          <table:table-cell table:formula="of:=&quot;{&quot;&amp;[.B22]&amp;&quot;,&quot;" office:value-type="string" office:string-value="{45334," calcext:value-type="string">
            <text:p>{45334,</text:p>
          </table:table-cell>
          <table:table-cell table:formula="of:=[.C22]&amp;&quot;,&quot;" office:value-type="string" office:string-value="45616," calcext:value-type="string">
            <text:p>45616,</text:p>
          </table:table-cell>
          <table:table-cell table:formula="of:=[.D22]&amp;&quot;,&quot;" office:value-type="string" office:string-value="45686," calcext:value-type="string">
            <text:p>45686,</text:p>
          </table:table-cell>
          <table:table-cell table:formula="of:=[.E22]&amp;&quot;,&quot;" office:value-type="string" office:string-value="46058," calcext:value-type="string">
            <text:p>46058,</text:p>
          </table:table-cell>
          <table:table-cell table:formula="of:=[.F22]&amp;&quot;},&quot;" office:value-type="string" office:string-value="46467}," calcext:value-type="string">
            <text:p>46467}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,930</text:p>
          </table:table-cell>
          <table:table-cell office:value-type="float" office:value="45792" calcext:value-type="float">
            <text:p>45792</text:p>
          </table:table-cell>
          <table:table-cell office:value-type="float" office:value="45077" calcext:value-type="float">
            <text:p>45077</text:p>
          </table:table-cell>
          <table:table-cell office:value-type="float" office:value="45584" calcext:value-type="float">
            <text:p>45584</text:p>
          </table:table-cell>
          <table:table-cell office:value-type="float" office:value="46130" calcext:value-type="float">
            <text:p>46130</text:p>
          </table:table-cell>
          <table:table-cell/>
          <table:table-cell table:formula="of:=&quot;{&quot;&amp;[.B23]&amp;&quot;,&quot;" office:value-type="string" office:string-value="{45930," calcext:value-type="string">
            <text:p>{45930,</text:p>
          </table:table-cell>
          <table:table-cell table:formula="of:=[.C23]&amp;&quot;,&quot;" office:value-type="string" office:string-value="45792," calcext:value-type="string">
            <text:p>45792,</text:p>
          </table:table-cell>
          <table:table-cell table:formula="of:=[.D23]&amp;&quot;,&quot;" office:value-type="string" office:string-value="45077," calcext:value-type="string">
            <text:p>45077,</text:p>
          </table:table-cell>
          <table:table-cell table:formula="of:=[.E23]&amp;&quot;,&quot;" office:value-type="string" office:string-value="45584," calcext:value-type="string">
            <text:p>45584,</text:p>
          </table:table-cell>
          <table:table-cell table:formula="of:=[.F23]&amp;&quot;},&quot;" office:value-type="string" office:string-value="46130}," calcext:value-type="string">
            <text:p>46130}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,574</text:p>
          </table:table-cell>
          <table:table-cell office:value-type="float" office:value="46419" calcext:value-type="float">
            <text:p>46419</text:p>
          </table:table-cell>
          <table:table-cell office:value-type="float" office:value="45706" calcext:value-type="float">
            <text:p>45706</text:p>
          </table:table-cell>
          <table:table-cell office:value-type="float" office:value="45622" calcext:value-type="float">
            <text:p>45622</text:p>
          </table:table-cell>
          <table:table-cell office:value-type="float" office:value="45576" calcext:value-type="float">
            <text:p>45576</text:p>
          </table:table-cell>
          <table:table-cell/>
          <table:table-cell table:formula="of:=&quot;{&quot;&amp;[.B24]&amp;&quot;,&quot;" office:value-type="string" office:string-value="{46574," calcext:value-type="string">
            <text:p>{46574,</text:p>
          </table:table-cell>
          <table:table-cell table:formula="of:=[.C24]&amp;&quot;,&quot;" office:value-type="string" office:string-value="46419," calcext:value-type="string">
            <text:p>46419,</text:p>
          </table:table-cell>
          <table:table-cell table:formula="of:=[.D24]&amp;&quot;,&quot;" office:value-type="string" office:string-value="45706," calcext:value-type="string">
            <text:p>45706,</text:p>
          </table:table-cell>
          <table:table-cell table:formula="of:=[.E24]&amp;&quot;,&quot;" office:value-type="string" office:string-value="45622," calcext:value-type="string">
            <text:p>45622,</text:p>
          </table:table-cell>
          <table:table-cell table:formula="of:=[.F24]&amp;&quot;},&quot;" office:value-type="string" office:string-value="45576}," calcext:value-type="string">
            <text:p>45576}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,005</text:p>
          </table:table-cell>
          <table:table-cell office:value-type="float" office:value="47003" calcext:value-type="float">
            <text:p>47003</text:p>
          </table:table-cell>
          <table:table-cell office:value-type="float" office:value="46234" calcext:value-type="float">
            <text:p>46234</text:p>
          </table:table-cell>
          <table:table-cell office:value-type="float" office:value="46271" calcext:value-type="float">
            <text:p>46271</text:p>
          </table:table-cell>
          <table:table-cell office:value-type="float" office:value="46339" calcext:value-type="float">
            <text:p>46339</text:p>
          </table:table-cell>
          <table:table-cell/>
          <table:table-cell table:formula="of:=&quot;{&quot;&amp;[.B25]&amp;&quot;,&quot;" office:value-type="string" office:string-value="{47005," calcext:value-type="string">
            <text:p>{47005,</text:p>
          </table:table-cell>
          <table:table-cell table:formula="of:=[.C25]&amp;&quot;,&quot;" office:value-type="string" office:string-value="47003," calcext:value-type="string">
            <text:p>47003,</text:p>
          </table:table-cell>
          <table:table-cell table:formula="of:=[.D25]&amp;&quot;,&quot;" office:value-type="string" office:string-value="46234," calcext:value-type="string">
            <text:p>46234,</text:p>
          </table:table-cell>
          <table:table-cell table:formula="of:=[.E25]&amp;&quot;,&quot;" office:value-type="string" office:string-value="46271," calcext:value-type="string">
            <text:p>46271,</text:p>
          </table:table-cell>
          <table:table-cell table:formula="of:=[.F25]&amp;&quot;},&quot;" office:value-type="string" office:string-value="46339}," calcext:value-type="string">
            <text:p>46339}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,953</text:p>
          </table:table-cell>
          <table:table-cell office:value-type="float" office:value="48738" calcext:value-type="float">
            <text:p>48738</text:p>
          </table:table-cell>
          <table:table-cell office:value-type="float" office:value="46445" calcext:value-type="float">
            <text:p>46445</text:p>
          </table:table-cell>
          <table:table-cell office:value-type="float" office:value="46681" calcext:value-type="float">
            <text:p>46681</text:p>
          </table:table-cell>
          <table:table-cell office:value-type="float" office:value="46953" calcext:value-type="float">
            <text:p>46953</text:p>
          </table:table-cell>
          <table:table-cell/>
          <table:table-cell table:formula="of:=&quot;{&quot;&amp;[.B26]&amp;&quot;,&quot;" office:value-type="string" office:string-value="{49953," calcext:value-type="string">
            <text:p>{49953,</text:p>
          </table:table-cell>
          <table:table-cell table:formula="of:=[.C26]&amp;&quot;,&quot;" office:value-type="string" office:string-value="48738," calcext:value-type="string">
            <text:p>48738,</text:p>
          </table:table-cell>
          <table:table-cell table:formula="of:=[.D26]&amp;&quot;,&quot;" office:value-type="string" office:string-value="46445," calcext:value-type="string">
            <text:p>46445,</text:p>
          </table:table-cell>
          <table:table-cell table:formula="of:=[.E26]&amp;&quot;,&quot;" office:value-type="string" office:string-value="46681," calcext:value-type="string">
            <text:p>46681,</text:p>
          </table:table-cell>
          <table:table-cell table:formula="of:=[.F26]&amp;&quot;},&quot;" office:value-type="string" office:string-value="46953}," calcext:value-type="string">
            <text:p>46953}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,560</text:p>
          </table:table-cell>
          <table:table-cell office:value-type="float" office:value="53065" calcext:value-type="float">
            <text:p>53065</text:p>
          </table:table-cell>
          <table:table-cell office:value-type="float" office:value="49234" calcext:value-type="float">
            <text:p>49234</text:p>
          </table:table-cell>
          <table:table-cell office:value-type="float" office:value="48191" calcext:value-type="float">
            <text:p>48191</text:p>
          </table:table-cell>
          <table:table-cell office:value-type="float" office:value="47196" calcext:value-type="float">
            <text:p>47196</text:p>
          </table:table-cell>
          <table:table-cell/>
          <table:table-cell table:formula="of:=&quot;{&quot;&amp;[.B27]&amp;&quot;,&quot;" office:value-type="string" office:string-value="{55560," calcext:value-type="string">
            <text:p>{55560,</text:p>
          </table:table-cell>
          <table:table-cell table:formula="of:=[.C27]&amp;&quot;,&quot;" office:value-type="string" office:string-value="53065," calcext:value-type="string">
            <text:p>53065,</text:p>
          </table:table-cell>
          <table:table-cell table:formula="of:=[.D27]&amp;&quot;,&quot;" office:value-type="string" office:string-value="49234," calcext:value-type="string">
            <text:p>49234,</text:p>
          </table:table-cell>
          <table:table-cell table:formula="of:=[.E27]&amp;&quot;,&quot;" office:value-type="string" office:string-value="48191," calcext:value-type="string">
            <text:p>48191,</text:p>
          </table:table-cell>
          <table:table-cell table:formula="of:=[.F27]&amp;&quot;},&quot;" office:value-type="string" office:string-value="47196}," calcext:value-type="string">
            <text:p>47196}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,334</text:p>
          </table:table-cell>
          <table:table-cell office:value-type="float" office:value="59269" calcext:value-type="float">
            <text:p>59269</text:p>
          </table:table-cell>
          <table:table-cell office:value-type="float" office:value="54607" calcext:value-type="float">
            <text:p>54607</text:p>
          </table:table-cell>
          <table:table-cell office:value-type="float" office:value="52286" calcext:value-type="float">
            <text:p>52286</text:p>
          </table:table-cell>
          <table:table-cell office:value-type="float" office:value="50011" calcext:value-type="float">
            <text:p>50011</text:p>
          </table:table-cell>
          <table:table-cell/>
          <table:table-cell table:formula="of:=&quot;{&quot;&amp;[.B28]&amp;&quot;,&quot;" office:value-type="string" office:string-value="{62334," calcext:value-type="string">
            <text:p>{62334,</text:p>
          </table:table-cell>
          <table:table-cell table:formula="of:=[.C28]&amp;&quot;,&quot;" office:value-type="string" office:string-value="59269," calcext:value-type="string">
            <text:p>59269,</text:p>
          </table:table-cell>
          <table:table-cell table:formula="of:=[.D28]&amp;&quot;,&quot;" office:value-type="string" office:string-value="54607," calcext:value-type="string">
            <text:p>54607,</text:p>
          </table:table-cell>
          <table:table-cell table:formula="of:=[.E28]&amp;&quot;,&quot;" office:value-type="string" office:string-value="52286," calcext:value-type="string">
            <text:p>52286,</text:p>
          </table:table-cell>
          <table:table-cell table:formula="of:=[.F28]&amp;&quot;},&quot;" office:value-type="string" office:string-value="50011}," calcext:value-type="string">
            <text:p>50011}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,928</text:p>
          </table:table-cell>
          <table:table-cell office:value-type="float" office:value="62954" calcext:value-type="float">
            <text:p>62954</text:p>
          </table:table-cell>
          <table:table-cell office:value-type="float" office:value="60992" calcext:value-type="float">
            <text:p>60992</text:p>
          </table:table-cell>
          <table:table-cell office:value-type="float" office:value="58163" calcext:value-type="float">
            <text:p>58163</text:p>
          </table:table-cell>
          <table:table-cell office:value-type="float" office:value="55383" calcext:value-type="float">
            <text:p>55383</text:p>
          </table:table-cell>
          <table:table-cell/>
          <table:table-cell table:formula="of:=&quot;{&quot;&amp;[.B29]&amp;&quot;,&quot;" office:value-type="string" office:string-value="{62928," calcext:value-type="string">
            <text:p>{62928,</text:p>
          </table:table-cell>
          <table:table-cell table:formula="of:=[.C29]&amp;&quot;,&quot;" office:value-type="string" office:string-value="62954," calcext:value-type="string">
            <text:p>62954,</text:p>
          </table:table-cell>
          <table:table-cell table:formula="of:=[.D29]&amp;&quot;,&quot;" office:value-type="string" office:string-value="60992," calcext:value-type="string">
            <text:p>60992,</text:p>
          </table:table-cell>
          <table:table-cell table:formula="of:=[.E29]&amp;&quot;,&quot;" office:value-type="string" office:string-value="58163," calcext:value-type="string">
            <text:p>58163,</text:p>
          </table:table-cell>
          <table:table-cell table:formula="of:=[.F29]&amp;&quot;},&quot;" office:value-type="string" office:string-value="55383}," calcext:value-type="string">
            <text:p>55383}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,935</text:p>
          </table:table-cell>
          <table:table-cell office:value-type="float" office:value="65267" calcext:value-type="float">
            <text:p>65267</text:p>
          </table:table-cell>
          <table:table-cell office:value-type="float" office:value="61239" calcext:value-type="float">
            <text:p>61239</text:p>
          </table:table-cell>
          <table:table-cell office:value-type="float" office:value="61465" calcext:value-type="float">
            <text:p>61465</text:p>
          </table:table-cell>
          <table:table-cell office:value-type="float" office:value="61747" calcext:value-type="float">
            <text:p>61747</text:p>
          </table:table-cell>
          <table:table-cell/>
          <table:table-cell table:formula="of:=&quot;{&quot;&amp;[.B30]&amp;&quot;,&quot;" office:value-type="string" office:string-value="{66935," calcext:value-type="string">
            <text:p>{66935,</text:p>
          </table:table-cell>
          <table:table-cell table:formula="of:=[.C30]&amp;&quot;,&quot;" office:value-type="string" office:string-value="65267," calcext:value-type="string">
            <text:p>65267,</text:p>
          </table:table-cell>
          <table:table-cell table:formula="of:=[.D30]&amp;&quot;,&quot;" office:value-type="string" office:string-value="61239," calcext:value-type="string">
            <text:p>61239,</text:p>
          </table:table-cell>
          <table:table-cell table:formula="of:=[.E30]&amp;&quot;,&quot;" office:value-type="string" office:string-value="61465," calcext:value-type="string">
            <text:p>61465,</text:p>
          </table:table-cell>
          <table:table-cell table:formula="of:=[.F30]&amp;&quot;},&quot;" office:value-type="string" office:string-value="61747}," calcext:value-type="string">
            <text:p>61747}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,329</text:p>
          </table:table-cell>
          <table:table-cell office:value-type="float" office:value="67965" calcext:value-type="float">
            <text:p>67965</text:p>
          </table:table-cell>
          <table:table-cell office:value-type="float" office:value="64797" calcext:value-type="float">
            <text:p>64797</text:p>
          </table:table-cell>
          <table:table-cell office:value-type="float" office:value="63376" calcext:value-type="float">
            <text:p>63376</text:p>
          </table:table-cell>
          <table:table-cell office:value-type="float" office:value="62008" calcext:value-type="float">
            <text:p>62008</text:p>
          </table:table-cell>
          <table:table-cell/>
          <table:table-cell table:formula="of:=&quot;{&quot;&amp;[.B31]&amp;&quot;,&quot;" office:value-type="string" office:string-value="{68329," calcext:value-type="string">
            <text:p>{68329,</text:p>
          </table:table-cell>
          <table:table-cell table:formula="of:=[.C31]&amp;&quot;,&quot;" office:value-type="string" office:string-value="67965," calcext:value-type="string">
            <text:p>67965,</text:p>
          </table:table-cell>
          <table:table-cell table:formula="of:=[.D31]&amp;&quot;,&quot;" office:value-type="string" office:string-value="64797," calcext:value-type="string">
            <text:p>64797,</text:p>
          </table:table-cell>
          <table:table-cell table:formula="of:=[.E31]&amp;&quot;,&quot;" office:value-type="string" office:string-value="63376," calcext:value-type="string">
            <text:p>63376,</text:p>
          </table:table-cell>
          <table:table-cell table:formula="of:=[.F31]&amp;&quot;},&quot;" office:value-type="string" office:string-value="62008}," calcext:value-type="string">
            <text:p>62008}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,891</text:p>
          </table:table-cell>
          <table:table-cell office:value-type="float" office:value="68414" calcext:value-type="float">
            <text:p>68414</text:p>
          </table:table-cell>
          <table:table-cell office:value-type="float" office:value="65510" calcext:value-type="float">
            <text:p>65510</text:p>
          </table:table-cell>
          <table:table-cell office:value-type="float" office:value="65455" calcext:value-type="float">
            <text:p>65455</text:p>
          </table:table-cell>
          <table:table-cell office:value-type="float" office:value="65450" calcext:value-type="float">
            <text:p>65450</text:p>
          </table:table-cell>
          <table:table-cell/>
          <table:table-cell table:formula="of:=&quot;{&quot;&amp;[.B32]&amp;&quot;,&quot;" office:value-type="string" office:string-value="{67891," calcext:value-type="string">
            <text:p>{67891,</text:p>
          </table:table-cell>
          <table:table-cell table:formula="of:=[.C32]&amp;&quot;,&quot;" office:value-type="string" office:string-value="68414," calcext:value-type="string">
            <text:p>68414,</text:p>
          </table:table-cell>
          <table:table-cell table:formula="of:=[.D32]&amp;&quot;,&quot;" office:value-type="string" office:string-value="65510," calcext:value-type="string">
            <text:p>65510,</text:p>
          </table:table-cell>
          <table:table-cell table:formula="of:=[.E32]&amp;&quot;,&quot;" office:value-type="string" office:string-value="65455," calcext:value-type="string">
            <text:p>65455,</text:p>
          </table:table-cell>
          <table:table-cell table:formula="of:=[.F32]&amp;&quot;},&quot;" office:value-type="string" office:string-value="65450}," calcext:value-type="string">
            <text:p>65450}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,619</text:p>
          </table:table-cell>
          <table:table-cell office:value-type="float" office:value="69507" calcext:value-type="float">
            <text:p>69507</text:p>
          </table:table-cell>
          <table:table-cell office:value-type="float" office:value="64738" calcext:value-type="float">
            <text:p>64738</text:p>
          </table:table-cell>
          <table:table-cell office:value-type="float" office:value="65419" calcext:value-type="float">
            <text:p>65419</text:p>
          </table:table-cell>
          <table:table-cell office:value-type="float" office:value="66148" calcext:value-type="float">
            <text:p>66148</text:p>
          </table:table-cell>
          <table:table-cell/>
          <table:table-cell table:formula="of:=&quot;{&quot;&amp;[.B33]&amp;&quot;,&quot;" office:value-type="string" office:string-value="{70619," calcext:value-type="string">
            <text:p>{70619,</text:p>
          </table:table-cell>
          <table:table-cell table:formula="of:=[.C33]&amp;&quot;,&quot;" office:value-type="string" office:string-value="69507," calcext:value-type="string">
            <text:p>69507,</text:p>
          </table:table-cell>
          <table:table-cell table:formula="of:=[.D33]&amp;&quot;,&quot;" office:value-type="string" office:string-value="64738," calcext:value-type="string">
            <text:p>64738,</text:p>
          </table:table-cell>
          <table:table-cell table:formula="of:=[.E33]&amp;&quot;,&quot;" office:value-type="string" office:string-value="65419," calcext:value-type="string">
            <text:p>65419,</text:p>
          </table:table-cell>
          <table:table-cell table:formula="of:=[.F33]&amp;&quot;},&quot;" office:value-type="string" office:string-value="66148}," calcext:value-type="string">
            <text:p>66148}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,266</text:p>
          </table:table-cell>
          <table:table-cell office:value-type="float" office:value="70173" calcext:value-type="float">
            <text:p>70173</text:p>
          </table:table-cell>
          <table:table-cell office:value-type="float" office:value="67188" calcext:value-type="float">
            <text:p>67188</text:p>
          </table:table-cell>
          <table:table-cell office:value-type="float" office:value="66223" calcext:value-type="float">
            <text:p>66223</text:p>
          </table:table-cell>
          <table:table-cell office:value-type="float" office:value="65321" calcext:value-type="float">
            <text:p>65321</text:p>
          </table:table-cell>
          <table:table-cell/>
          <table:table-cell table:formula="of:=&quot;{&quot;&amp;[.B34]&amp;&quot;,&quot;" office:value-type="string" office:string-value="{69266," calcext:value-type="string">
            <text:p>{69266,</text:p>
          </table:table-cell>
          <table:table-cell table:formula="of:=[.C34]&amp;&quot;,&quot;" office:value-type="string" office:string-value="70173," calcext:value-type="string">
            <text:p>70173,</text:p>
          </table:table-cell>
          <table:table-cell table:formula="of:=[.D34]&amp;&quot;,&quot;" office:value-type="string" office:string-value="67188," calcext:value-type="string">
            <text:p>67188,</text:p>
          </table:table-cell>
          <table:table-cell table:formula="of:=[.E34]&amp;&quot;,&quot;" office:value-type="string" office:string-value="66223," calcext:value-type="string">
            <text:p>66223,</text:p>
          </table:table-cell>
          <table:table-cell table:formula="of:=[.F34]&amp;&quot;},&quot;" office:value-type="string" office:string-value="65321}," calcext:value-type="string">
            <text:p>65321}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,190</text:p>
          </table:table-cell>
          <table:table-cell office:value-type="float" office:value="69947" calcext:value-type="float">
            <text:p>69947</text:p>
          </table:table-cell>
          <table:table-cell office:value-type="float" office:value="65752" calcext:value-type="float">
            <text:p>65752</text:p>
          </table:table-cell>
          <table:table-cell office:value-type="float" office:value="66698" calcext:value-type="float">
            <text:p>66698</text:p>
          </table:table-cell>
          <table:table-cell office:value-type="float" office:value="67703" calcext:value-type="float">
            <text:p>67703</text:p>
          </table:table-cell>
          <table:table-cell/>
          <table:table-cell table:formula="of:=&quot;{&quot;&amp;[.B35]&amp;&quot;,&quot;" office:value-type="string" office:string-value="{70190," calcext:value-type="string">
            <text:p>{70190,</text:p>
          </table:table-cell>
          <table:table-cell table:formula="of:=[.C35]&amp;&quot;,&quot;" office:value-type="string" office:string-value="69947," calcext:value-type="string">
            <text:p>69947,</text:p>
          </table:table-cell>
          <table:table-cell table:formula="of:=[.D35]&amp;&quot;,&quot;" office:value-type="string" office:string-value="65752," calcext:value-type="string">
            <text:p>65752,</text:p>
          </table:table-cell>
          <table:table-cell table:formula="of:=[.E35]&amp;&quot;,&quot;" office:value-type="string" office:string-value="66698," calcext:value-type="string">
            <text:p>66698,</text:p>
          </table:table-cell>
          <table:table-cell table:formula="of:=[.F35]&amp;&quot;},&quot;" office:value-type="string" office:string-value="67703}," calcext:value-type="string">
            <text:p>67703}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,837</text:p>
          </table:table-cell>
          <table:table-cell office:value-type="float" office:value="71221" calcext:value-type="float">
            <text:p>71221</text:p>
          </table:table-cell>
          <table:table-cell office:value-type="float" office:value="66847" calcext:value-type="float">
            <text:p>66847</text:p>
          </table:table-cell>
          <table:table-cell office:value-type="float" office:value="66538" calcext:value-type="float">
            <text:p>66538</text:p>
          </table:table-cell>
          <table:table-cell office:value-type="float" office:value="66296" calcext:value-type="float">
            <text:p>66296</text:p>
          </table:table-cell>
          <table:table-cell/>
          <table:table-cell table:formula="of:=&quot;{&quot;&amp;[.B36]&amp;&quot;,&quot;" office:value-type="string" office:string-value="{71837," calcext:value-type="string">
            <text:p>{71837,</text:p>
          </table:table-cell>
          <table:table-cell table:formula="of:=[.C36]&amp;&quot;,&quot;" office:value-type="string" office:string-value="71221," calcext:value-type="string">
            <text:p>71221,</text:p>
          </table:table-cell>
          <table:table-cell table:formula="of:=[.D36]&amp;&quot;,&quot;" office:value-type="string" office:string-value="66847," calcext:value-type="string">
            <text:p>66847,</text:p>
          </table:table-cell>
          <table:table-cell table:formula="of:=[.E36]&amp;&quot;,&quot;" office:value-type="string" office:string-value="66538," calcext:value-type="string">
            <text:p>66538,</text:p>
          </table:table-cell>
          <table:table-cell table:formula="of:=[.F36]&amp;&quot;},&quot;" office:value-type="string" office:string-value="66296}," calcext:value-type="string">
            <text:p>66296}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,727</text:p>
          </table:table-cell>
          <table:table-cell office:value-type="float" office:value="71913" calcext:value-type="float">
            <text:p>71913</text:p>
          </table:table-cell>
          <table:table-cell office:value-type="float" office:value="68184" calcext:value-type="float">
            <text:p>68184</text:p>
          </table:table-cell>
          <table:table-cell office:value-type="float" office:value="67735" calcext:value-type="float">
            <text:p>67735</text:p>
          </table:table-cell>
          <table:table-cell office:value-type="float" office:value="67347" calcext:value-type="float">
            <text:p>67347</text:p>
          </table:table-cell>
          <table:table-cell/>
          <table:table-cell table:formula="of:=&quot;{&quot;&amp;[.B37]&amp;&quot;,&quot;" office:value-type="string" office:string-value="{71727," calcext:value-type="string">
            <text:p>{71727,</text:p>
          </table:table-cell>
          <table:table-cell table:formula="of:=[.C37]&amp;&quot;,&quot;" office:value-type="string" office:string-value="71913," calcext:value-type="string">
            <text:p>71913,</text:p>
          </table:table-cell>
          <table:table-cell table:formula="of:=[.D37]&amp;&quot;,&quot;" office:value-type="string" office:string-value="68184," calcext:value-type="string">
            <text:p>68184,</text:p>
          </table:table-cell>
          <table:table-cell table:formula="of:=[.E37]&amp;&quot;,&quot;" office:value-type="string" office:string-value="67735," calcext:value-type="string">
            <text:p>67735,</text:p>
          </table:table-cell>
          <table:table-cell table:formula="of:=[.F37]&amp;&quot;},&quot;" office:value-type="string" office:string-value="67347}," calcext:value-type="string">
            <text:p>67347}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,846</text:p>
          </table:table-cell>
          <table:table-cell office:value-type="float" office:value="71919" calcext:value-type="float">
            <text:p>71919</text:p>
          </table:table-cell>
          <table:table-cell office:value-type="float" office:value="68475" calcext:value-type="float">
            <text:p>68475</text:p>
          </table:table-cell>
          <table:table-cell office:value-type="float" office:value="68511" calcext:value-type="float">
            <text:p>68511</text:p>
          </table:table-cell>
          <table:table-cell office:value-type="float" office:value="68602" calcext:value-type="float">
            <text:p>68602</text:p>
          </table:table-cell>
          <table:table-cell/>
          <table:table-cell table:formula="of:=&quot;{&quot;&amp;[.B38]&amp;&quot;,&quot;" office:value-type="string" office:string-value="{71846," calcext:value-type="string">
            <text:p>{71846,</text:p>
          </table:table-cell>
          <table:table-cell table:formula="of:=[.C38]&amp;&quot;,&quot;" office:value-type="string" office:string-value="71919," calcext:value-type="string">
            <text:p>71919,</text:p>
          </table:table-cell>
          <table:table-cell table:formula="of:=[.D38]&amp;&quot;,&quot;" office:value-type="string" office:string-value="68475," calcext:value-type="string">
            <text:p>68475,</text:p>
          </table:table-cell>
          <table:table-cell table:formula="of:=[.E38]&amp;&quot;,&quot;" office:value-type="string" office:string-value="68511," calcext:value-type="string">
            <text:p>68511,</text:p>
          </table:table-cell>
          <table:table-cell table:formula="of:=[.F38]&amp;&quot;},&quot;" office:value-type="string" office:string-value="68602}," calcext:value-type="string">
            <text:p>68602}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,512</text:p>
          </table:table-cell>
          <table:table-cell office:value-type="float" office:value="72848" calcext:value-type="float">
            <text:p>72848</text:p>
          </table:table-cell>
          <table:table-cell office:value-type="float" office:value="68774" calcext:value-type="float">
            <text:p>68774</text:p>
          </table:table-cell>
          <table:table-cell office:value-type="float" office:value="68785" calcext:value-type="float">
            <text:p>68785</text:p>
          </table:table-cell>
          <table:table-cell office:value-type="float" office:value="68853" calcext:value-type="float">
            <text:p>68853</text:p>
          </table:table-cell>
          <table:table-cell/>
          <table:table-cell table:formula="of:=&quot;{&quot;&amp;[.B39]&amp;&quot;,&quot;" office:value-type="string" office:string-value="{73512," calcext:value-type="string">
            <text:p>{73512,</text:p>
          </table:table-cell>
          <table:table-cell table:formula="of:=[.C39]&amp;&quot;,&quot;" office:value-type="string" office:string-value="72848," calcext:value-type="string">
            <text:p>72848,</text:p>
          </table:table-cell>
          <table:table-cell table:formula="of:=[.D39]&amp;&quot;,&quot;" office:value-type="string" office:string-value="68774," calcext:value-type="string">
            <text:p>68774,</text:p>
          </table:table-cell>
          <table:table-cell table:formula="of:=[.E39]&amp;&quot;,&quot;" office:value-type="string" office:string-value="68785," calcext:value-type="string">
            <text:p>68785,</text:p>
          </table:table-cell>
          <table:table-cell table:formula="of:=[.F39]&amp;&quot;},&quot;" office:value-type="string" office:string-value="68853}," calcext:value-type="string">
            <text:p>68853}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,707</text:p>
          </table:table-cell>
          <table:table-cell office:value-type="float" office:value="73739" calcext:value-type="float">
            <text:p>73739</text:p>
          </table:table-cell>
          <table:table-cell office:value-type="float" office:value="70317" calcext:value-type="float">
            <text:p>70317</text:p>
          </table:table-cell>
          <table:table-cell office:value-type="float" office:value="69699" calcext:value-type="float">
            <text:p>69699</text:p>
          </table:table-cell>
          <table:table-cell office:value-type="float" office:value="69136" calcext:value-type="float">
            <text:p>69136</text:p>
          </table:table-cell>
          <table:table-cell/>
          <table:table-cell table:formula="of:=&quot;{&quot;&amp;[.B40]&amp;&quot;,&quot;" office:value-type="string" office:string-value="{73707," calcext:value-type="string">
            <text:p>{73707,</text:p>
          </table:table-cell>
          <table:table-cell table:formula="of:=[.C40]&amp;&quot;,&quot;" office:value-type="string" office:string-value="73739," calcext:value-type="string">
            <text:p>73739,</text:p>
          </table:table-cell>
          <table:table-cell table:formula="of:=[.D40]&amp;&quot;,&quot;" office:value-type="string" office:string-value="70317," calcext:value-type="string">
            <text:p>70317,</text:p>
          </table:table-cell>
          <table:table-cell table:formula="of:=[.E40]&amp;&quot;,&quot;" office:value-type="string" office:string-value="69699," calcext:value-type="string">
            <text:p>69699,</text:p>
          </table:table-cell>
          <table:table-cell table:formula="of:=[.F40]&amp;&quot;},&quot;" office:value-type="string" office:string-value="69136}," calcext:value-type="string">
            <text:p>69136}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,357</text:p>
          </table:table-cell>
          <table:table-cell office:value-type="float" office:value="75651" calcext:value-type="float">
            <text:p>75651</text:p>
          </table:table-cell>
          <table:table-cell office:value-type="float" office:value="70661" calcext:value-type="float">
            <text:p>70661</text:p>
          </table:table-cell>
          <table:table-cell office:value-type="float" office:value="70640" calcext:value-type="float">
            <text:p>70640</text:p>
          </table:table-cell>
          <table:table-cell office:value-type="float" office:value="70668" calcext:value-type="float">
            <text:p>70668</text:p>
          </table:table-cell>
          <table:table-cell/>
          <table:table-cell table:formula="of:=&quot;{&quot;&amp;[.B41]&amp;&quot;,&quot;" office:value-type="string" office:string-value="{77357," calcext:value-type="string">
            <text:p>{77357,</text:p>
          </table:table-cell>
          <table:table-cell table:formula="of:=[.C41]&amp;&quot;,&quot;" office:value-type="string" office:string-value="75651," calcext:value-type="string">
            <text:p>75651,</text:p>
          </table:table-cell>
          <table:table-cell table:formula="of:=[.D41]&amp;&quot;,&quot;" office:value-type="string" office:string-value="70661," calcext:value-type="string">
            <text:p>70661,</text:p>
          </table:table-cell>
          <table:table-cell table:formula="of:=[.E41]&amp;&quot;,&quot;" office:value-type="string" office:string-value="70640," calcext:value-type="string">
            <text:p>70640,</text:p>
          </table:table-cell>
          <table:table-cell table:formula="of:=[.F41]&amp;&quot;},&quot;" office:value-type="string" office:string-value="70668}," calcext:value-type="string">
            <text:p>70668}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,505</text:p>
          </table:table-cell>
          <table:table-cell office:value-type="float" office:value="81540" calcext:value-type="float">
            <text:p>81540</text:p>
          </table:table-cell>
          <table:table-cell office:value-type="float" office:value="74460" calcext:value-type="float">
            <text:p>74460</text:p>
          </table:table-cell>
          <table:table-cell office:value-type="float" office:value="72692" calcext:value-type="float">
            <text:p>72692</text:p>
          </table:table-cell>
          <table:table-cell office:value-type="float" office:value="70977" calcext:value-type="float">
            <text:p>70977</text:p>
          </table:table-cell>
          <table:table-cell/>
          <table:table-cell table:formula="of:=&quot;{&quot;&amp;[.B42]&amp;&quot;,&quot;" office:value-type="string" office:string-value="{85505," calcext:value-type="string">
            <text:p>{85505,</text:p>
          </table:table-cell>
          <table:table-cell table:formula="of:=[.C42]&amp;&quot;,&quot;" office:value-type="string" office:string-value="81540," calcext:value-type="string">
            <text:p>81540,</text:p>
          </table:table-cell>
          <table:table-cell table:formula="of:=[.D42]&amp;&quot;,&quot;" office:value-type="string" office:string-value="74460," calcext:value-type="string">
            <text:p>74460,</text:p>
          </table:table-cell>
          <table:table-cell table:formula="of:=[.E42]&amp;&quot;,&quot;" office:value-type="string" office:string-value="72692," calcext:value-type="string">
            <text:p>72692,</text:p>
          </table:table-cell>
          <table:table-cell table:formula="of:=[.F42]&amp;&quot;},&quot;" office:value-type="string" office:string-value="70977}," calcext:value-type="string">
            <text:p>70977}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,319</text:p>
          </table:table-cell>
          <table:table-cell office:value-type="float" office:value="86995" calcext:value-type="float">
            <text:p>86995</text:p>
          </table:table-cell>
          <table:table-cell office:value-type="float" office:value="82441" calcext:value-type="float">
            <text:p>82441</text:p>
          </table:table-cell>
          <table:table-cell office:value-type="float" office:value="78551" calcext:value-type="float">
            <text:p>78551</text:p>
          </table:table-cell>
          <table:table-cell office:value-type="float" office:value="74713" calcext:value-type="float">
            <text:p>74713</text:p>
          </table:table-cell>
          <table:table-cell/>
          <table:table-cell table:formula="of:=&quot;{&quot;&amp;[.B43]&amp;&quot;,&quot;" office:value-type="string" office:string-value="{88319," calcext:value-type="string">
            <text:p>{88319,</text:p>
          </table:table-cell>
          <table:table-cell table:formula="of:=[.C43]&amp;&quot;,&quot;" office:value-type="string" office:string-value="86995," calcext:value-type="string">
            <text:p>86995,</text:p>
          </table:table-cell>
          <table:table-cell table:formula="of:=[.D43]&amp;&quot;,&quot;" office:value-type="string" office:string-value="82441," calcext:value-type="string">
            <text:p>82441,</text:p>
          </table:table-cell>
          <table:table-cell table:formula="of:=[.E43]&amp;&quot;,&quot;" office:value-type="string" office:string-value="78551," calcext:value-type="string">
            <text:p>78551,</text:p>
          </table:table-cell>
          <table:table-cell table:formula="of:=[.F43]&amp;&quot;},&quot;" office:value-type="string" office:string-value="74713}," calcext:value-type="string">
            <text:p>74713}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,545</text:p>
          </table:table-cell>
          <table:table-cell office:value-type="float" office:value="89015" calcext:value-type="float">
            <text:p>89015</text:p>
          </table:table-cell>
          <table:table-cell office:value-type="float" office:value="85466" calcext:value-type="float">
            <text:p>85466</text:p>
          </table:table-cell>
          <table:table-cell office:value-type="float" office:value="84065" calcext:value-type="float">
            <text:p>84065</text:p>
          </table:table-cell>
          <table:table-cell office:value-type="float" office:value="82724" calcext:value-type="float">
            <text:p>82724</text:p>
          </table:table-cell>
          <table:table-cell/>
          <table:table-cell table:formula="of:=&quot;{&quot;&amp;[.B44]&amp;&quot;,&quot;" office:value-type="string" office:string-value="{89545," calcext:value-type="string">
            <text:p>{89545,</text:p>
          </table:table-cell>
          <table:table-cell table:formula="of:=[.C44]&amp;&quot;,&quot;" office:value-type="string" office:string-value="89015," calcext:value-type="string">
            <text:p>89015,</text:p>
          </table:table-cell>
          <table:table-cell table:formula="of:=[.D44]&amp;&quot;,&quot;" office:value-type="string" office:string-value="85466," calcext:value-type="string">
            <text:p>85466,</text:p>
          </table:table-cell>
          <table:table-cell table:formula="of:=[.E44]&amp;&quot;,&quot;" office:value-type="string" office:string-value="84065," calcext:value-type="string">
            <text:p>84065,</text:p>
          </table:table-cell>
          <table:table-cell table:formula="of:=[.F44]&amp;&quot;},&quot;" office:value-type="string" office:string-value="82724}," calcext:value-type="string">
            <text:p>82724}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,612</text:p>
          </table:table-cell>
          <table:table-cell office:value-type="float" office:value="90644" calcext:value-type="float">
            <text:p>90644</text:p>
          </table:table-cell>
          <table:table-cell office:value-type="float" office:value="87088" calcext:value-type="float">
            <text:p>87088</text:p>
          </table:table-cell>
          <table:table-cell office:value-type="float" office:value="86342" calcext:value-type="float">
            <text:p>86342</text:p>
          </table:table-cell>
          <table:table-cell office:value-type="float" office:value="85653" calcext:value-type="float">
            <text:p>85653</text:p>
          </table:table-cell>
          <table:table-cell/>
          <table:table-cell table:formula="of:=&quot;{&quot;&amp;[.B45]&amp;&quot;,&quot;" office:value-type="string" office:string-value="{91612," calcext:value-type="string">
            <text:p>{91612,</text:p>
          </table:table-cell>
          <table:table-cell table:formula="of:=[.C45]&amp;&quot;,&quot;" office:value-type="string" office:string-value="90644," calcext:value-type="string">
            <text:p>90644,</text:p>
          </table:table-cell>
          <table:table-cell table:formula="of:=[.D45]&amp;&quot;,&quot;" office:value-type="string" office:string-value="87088," calcext:value-type="string">
            <text:p>87088,</text:p>
          </table:table-cell>
          <table:table-cell table:formula="of:=[.E45]&amp;&quot;,&quot;" office:value-type="string" office:string-value="86342," calcext:value-type="string">
            <text:p>86342,</text:p>
          </table:table-cell>
          <table:table-cell table:formula="of:=[.F45]&amp;&quot;},&quot;" office:value-type="string" office:string-value="85653}," calcext:value-type="string">
            <text:p>85653}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,529</text:p>
          </table:table-cell>
          <table:table-cell office:value-type="float" office:value="92662" calcext:value-type="float">
            <text:p>92662</text:p>
          </table:table-cell>
          <table:table-cell office:value-type="float" office:value="89378" calcext:value-type="float">
            <text:p>89378</text:p>
          </table:table-cell>
          <table:table-cell office:value-type="float" office:value="88299" calcext:value-type="float">
            <text:p>88299</text:p>
          </table:table-cell>
          <table:table-cell office:value-type="float" office:value="87271" calcext:value-type="float">
            <text:p>87271</text:p>
          </table:table-cell>
          <table:table-cell/>
          <table:table-cell table:formula="of:=&quot;{&quot;&amp;[.B46]&amp;&quot;,&quot;" office:value-type="string" office:string-value="{93529," calcext:value-type="string">
            <text:p>{93529,</text:p>
          </table:table-cell>
          <table:table-cell table:formula="of:=[.C46]&amp;&quot;,&quot;" office:value-type="string" office:string-value="92662," calcext:value-type="string">
            <text:p>92662,</text:p>
          </table:table-cell>
          <table:table-cell table:formula="of:=[.D46]&amp;&quot;,&quot;" office:value-type="string" office:string-value="89378," calcext:value-type="string">
            <text:p>89378,</text:p>
          </table:table-cell>
          <table:table-cell table:formula="of:=[.E46]&amp;&quot;,&quot;" office:value-type="string" office:string-value="88299," calcext:value-type="string">
            <text:p>88299,</text:p>
          </table:table-cell>
          <table:table-cell table:formula="of:=[.F46]&amp;&quot;},&quot;" office:value-type="string" office:string-value="87271}," calcext:value-type="string">
            <text:p>87271}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,908</text:p>
          </table:table-cell>
          <table:table-cell office:value-type="float" office:value="93766" calcext:value-type="float">
            <text:p>93766</text:p>
          </table:table-cell>
          <table:table-cell office:value-type="float" office:value="91387" calcext:value-type="float">
            <text:p>91387</text:p>
          </table:table-cell>
          <table:table-cell office:value-type="float" office:value="90448" calcext:value-type="float">
            <text:p>90448</text:p>
          </table:table-cell>
          <table:table-cell office:value-type="float" office:value="89570" calcext:value-type="float">
            <text:p>89570</text:p>
          </table:table-cell>
          <table:table-cell/>
          <table:table-cell table:formula="of:=&quot;{&quot;&amp;[.B47]&amp;&quot;,&quot;" office:value-type="string" office:string-value="{93908," calcext:value-type="string">
            <text:p>{93908,</text:p>
          </table:table-cell>
          <table:table-cell table:formula="of:=[.C47]&amp;&quot;,&quot;" office:value-type="string" office:string-value="93766," calcext:value-type="string">
            <text:p>93766,</text:p>
          </table:table-cell>
          <table:table-cell table:formula="of:=[.D47]&amp;&quot;,&quot;" office:value-type="string" office:string-value="91387," calcext:value-type="string">
            <text:p>91387,</text:p>
          </table:table-cell>
          <table:table-cell table:formula="of:=[.E47]&amp;&quot;,&quot;" office:value-type="string" office:string-value="90448," calcext:value-type="string">
            <text:p>90448,</text:p>
          </table:table-cell>
          <table:table-cell table:formula="of:=[.F47]&amp;&quot;},&quot;" office:value-type="string" office:string-value="89570}," calcext:value-type="string">
            <text:p>89570}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,407</text:p>
          </table:table-cell>
          <table:table-cell office:value-type="float" office:value="90732" calcext:value-type="float">
            <text:p>90732</text:p>
          </table:table-cell>
          <table:table-cell office:value-type="float" office:value="92106" calcext:value-type="float">
            <text:p>92106</text:p>
          </table:table-cell>
          <table:table-cell office:value-type="float" office:value="91810" calcext:value-type="float">
            <text:p>91810</text:p>
          </table:table-cell>
          <table:table-cell office:value-type="float" office:value="91575" calcext:value-type="float">
            <text:p>91575</text:p>
          </table:table-cell>
          <table:table-cell/>
          <table:table-cell table:formula="of:=&quot;{&quot;&amp;[.B48]&amp;&quot;,&quot;" office:value-type="string" office:string-value="{87407," calcext:value-type="string">
            <text:p>{87407,</text:p>
          </table:table-cell>
          <table:table-cell table:formula="of:=[.C48]&amp;&quot;,&quot;" office:value-type="string" office:string-value="90732," calcext:value-type="string">
            <text:p>90732,</text:p>
          </table:table-cell>
          <table:table-cell table:formula="of:=[.D48]&amp;&quot;,&quot;" office:value-type="string" office:string-value="92106," calcext:value-type="string">
            <text:p>92106,</text:p>
          </table:table-cell>
          <table:table-cell table:formula="of:=[.E48]&amp;&quot;,&quot;" office:value-type="string" office:string-value="91810," calcext:value-type="string">
            <text:p>91810,</text:p>
          </table:table-cell>
          <table:table-cell table:formula="of:=[.F48]&amp;&quot;},&quot;" office:value-type="string" office:string-value="91575}," calcext:value-type="string">
            <text:p>91575}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,592</text:p>
          </table:table-cell>
          <table:table-cell office:value-type="float" office:value="83540" calcext:value-type="float">
            <text:p>83540</text:p>
          </table:table-cell>
          <table:table-cell office:value-type="float" office:value="85816" calcext:value-type="float">
            <text:p>85816</text:p>
          </table:table-cell>
          <table:table-cell office:value-type="float" office:value="88995" calcext:value-type="float">
            <text:p>88995</text:p>
          </table:table-cell>
          <table:table-cell office:value-type="float" office:value="92229" calcext:value-type="float">
            <text:p>92229</text:p>
          </table:table-cell>
          <table:table-cell/>
          <table:table-cell table:formula="of:=&quot;{&quot;&amp;[.B49]&amp;&quot;,&quot;" office:value-type="string" office:string-value="{79592," calcext:value-type="string">
            <text:p>{79592,</text:p>
          </table:table-cell>
          <table:table-cell table:formula="of:=[.C49]&amp;&quot;,&quot;" office:value-type="string" office:string-value="83540," calcext:value-type="string">
            <text:p>83540,</text:p>
          </table:table-cell>
          <table:table-cell table:formula="of:=[.D49]&amp;&quot;,&quot;" office:value-type="string" office:string-value="85816," calcext:value-type="string">
            <text:p>85816,</text:p>
          </table:table-cell>
          <table:table-cell table:formula="of:=[.E49]&amp;&quot;,&quot;" office:value-type="string" office:string-value="88995," calcext:value-type="string">
            <text:p>88995,</text:p>
          </table:table-cell>
          <table:table-cell table:formula="of:=[.F49]&amp;&quot;},&quot;" office:value-type="string" office:string-value="92229}," calcext:value-type="string">
            <text:p>92229}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,075</text:p>
          </table:table-cell>
          <table:table-cell office:value-type="float" office:value="77371" calcext:value-type="float">
            <text:p>77371</text:p>
          </table:table-cell>
          <table:table-cell office:value-type="float" office:value="78150" calcext:value-type="float">
            <text:p>78150</text:p>
          </table:table-cell>
          <table:table-cell office:value-type="float" office:value="82003" calcext:value-type="float">
            <text:p>82003</text:p>
          </table:table-cell>
          <table:table-cell office:value-type="float" office:value="85916" calcext:value-type="float">
            <text:p>85916</text:p>
          </table:table-cell>
          <table:table-cell/>
          <table:table-cell table:formula="of:=&quot;{&quot;&amp;[.B50]&amp;&quot;,&quot;" office:value-type="string" office:string-value="{75075," calcext:value-type="string">
            <text:p>{75075,</text:p>
          </table:table-cell>
          <table:table-cell table:formula="of:=[.C50]&amp;&quot;,&quot;" office:value-type="string" office:string-value="77371," calcext:value-type="string">
            <text:p>77371,</text:p>
          </table:table-cell>
          <table:table-cell table:formula="of:=[.D50]&amp;&quot;,&quot;" office:value-type="string" office:string-value="78150," calcext:value-type="string">
            <text:p>78150,</text:p>
          </table:table-cell>
          <table:table-cell table:formula="of:=[.E50]&amp;&quot;,&quot;" office:value-type="string" office:string-value="82003," calcext:value-type="string">
            <text:p>82003,</text:p>
          </table:table-cell>
          <table:table-cell table:formula="of:=[.F50]&amp;&quot;},&quot;" office:value-type="string" office:string-value="85916}," calcext:value-type="string">
            <text:p>85916}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,128</text:p>
          </table:table-cell>
          <table:table-cell office:value-type="float" office:value="73617" calcext:value-type="float">
            <text:p>73617</text:p>
          </table:table-cell>
          <table:table-cell office:value-type="float" office:value="73799" calcext:value-type="float">
            <text:p>73799</text:p>
          </table:table-cell>
          <table:table-cell office:value-type="float" office:value="75976" calcext:value-type="float">
            <text:p>75976</text:p>
          </table:table-cell>
          <table:table-cell office:value-type="float" office:value="78206" calcext:value-type="float">
            <text:p>78206</text:p>
          </table:table-cell>
          <table:table-cell/>
          <table:table-cell table:formula="of:=&quot;{&quot;&amp;[.B51]&amp;&quot;,&quot;" office:value-type="string" office:string-value="{72128," calcext:value-type="string">
            <text:p>{72128,</text:p>
          </table:table-cell>
          <table:table-cell table:formula="of:=[.C51]&amp;&quot;,&quot;" office:value-type="string" office:string-value="73617," calcext:value-type="string">
            <text:p>73617,</text:p>
          </table:table-cell>
          <table:table-cell table:formula="of:=[.D51]&amp;&quot;,&quot;" office:value-type="string" office:string-value="73799," calcext:value-type="string">
            <text:p>73799,</text:p>
          </table:table-cell>
          <table:table-cell table:formula="of:=[.E51]&amp;&quot;,&quot;" office:value-type="string" office:string-value="75976," calcext:value-type="string">
            <text:p>75976,</text:p>
          </table:table-cell>
          <table:table-cell table:formula="of:=[.F51]&amp;&quot;},&quot;" office:value-type="string" office:string-value="78206}," calcext:value-type="string">
            <text:p>78206}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,963</text:p>
          </table:table-cell>
          <table:table-cell office:value-type="float" office:value="70553" calcext:value-type="float">
            <text:p>70553</text:p>
          </table:table-cell>
          <table:table-cell office:value-type="float" office:value="70996" calcext:value-type="float">
            <text:p>70996</text:p>
          </table:table-cell>
          <table:table-cell office:value-type="float" office:value="72391" calcext:value-type="float">
            <text:p>72391</text:p>
          </table:table-cell>
          <table:table-cell office:value-type="float" office:value="73850" calcext:value-type="float">
            <text:p>73850</text:p>
          </table:table-cell>
          <table:table-cell/>
          <table:table-cell table:formula="of:=&quot;{&quot;&amp;[.B52]&amp;&quot;,&quot;" office:value-type="string" office:string-value="{68963," calcext:value-type="string">
            <text:p>{68963,</text:p>
          </table:table-cell>
          <table:table-cell table:formula="of:=[.C52]&amp;&quot;,&quot;" office:value-type="string" office:string-value="70553," calcext:value-type="string">
            <text:p>70553,</text:p>
          </table:table-cell>
          <table:table-cell table:formula="of:=[.D52]&amp;&quot;,&quot;" office:value-type="string" office:string-value="70996," calcext:value-type="string">
            <text:p>70996,</text:p>
          </table:table-cell>
          <table:table-cell table:formula="of:=[.E52]&amp;&quot;,&quot;" office:value-type="string" office:string-value="72391," calcext:value-type="string">
            <text:p>72391,</text:p>
          </table:table-cell>
          <table:table-cell table:formula="of:=[.F52]&amp;&quot;},&quot;" office:value-type="string" office:string-value="73850}," calcext:value-type="string">
            <text:p>73850}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,838</text:p>
          </table:table-cell>
          <table:table-cell office:value-type="float" office:value="67386" calcext:value-type="float">
            <text:p>67386</text:p>
          </table:table-cell>
          <table:table-cell office:value-type="float" office:value="68101" calcext:value-type="float">
            <text:p>68101</text:p>
          </table:table-cell>
          <table:table-cell office:value-type="float" office:value="69508" calcext:value-type="float">
            <text:p>69508</text:p>
          </table:table-cell>
          <table:table-cell office:value-type="float" office:value="70981" calcext:value-type="float">
            <text:p>70981</text:p>
          </table:table-cell>
          <table:table-cell/>
          <table:table-cell table:formula="of:=&quot;{&quot;&amp;[.B53]&amp;&quot;,&quot;" office:value-type="string" office:string-value="{65838," calcext:value-type="string">
            <text:p>{65838,</text:p>
          </table:table-cell>
          <table:table-cell table:formula="of:=[.C53]&amp;&quot;,&quot;" office:value-type="string" office:string-value="67386," calcext:value-type="string">
            <text:p>67386,</text:p>
          </table:table-cell>
          <table:table-cell table:formula="of:=[.D53]&amp;&quot;,&quot;" office:value-type="string" office:string-value="68101," calcext:value-type="string">
            <text:p>68101,</text:p>
          </table:table-cell>
          <table:table-cell table:formula="of:=[.E53]&amp;&quot;,&quot;" office:value-type="string" office:string-value="69508," calcext:value-type="string">
            <text:p>69508,</text:p>
          </table:table-cell>
          <table:table-cell table:formula="of:=[.F53]&amp;&quot;},&quot;" office:value-type="string" office:string-value="70981}," calcext:value-type="string">
            <text:p>70981}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,772</text:p>
          </table:table-cell>
          <table:table-cell office:value-type="float" office:value="65781" calcext:value-type="float">
            <text:p>65781</text:p>
          </table:table-cell>
          <table:table-cell office:value-type="float" office:value="64883" calcext:value-type="float">
            <text:p>64883</text:p>
          </table:table-cell>
          <table:table-cell office:value-type="float" office:value="66443" calcext:value-type="float">
            <text:p>66443</text:p>
          </table:table-cell>
          <table:table-cell office:value-type="float" office:value="68063" calcext:value-type="float">
            <text:p>68063</text:p>
          </table:table-cell>
          <table:table-cell/>
          <table:table-cell table:formula="of:=&quot;{&quot;&amp;[.B54]&amp;&quot;,&quot;" office:value-type="string" office:string-value="{65772," calcext:value-type="string">
            <text:p>{65772,</text:p>
          </table:table-cell>
          <table:table-cell table:formula="of:=[.C54]&amp;&quot;,&quot;" office:value-type="string" office:string-value="65781," calcext:value-type="string">
            <text:p>65781,</text:p>
          </table:table-cell>
          <table:table-cell table:formula="of:=[.D54]&amp;&quot;,&quot;" office:value-type="string" office:string-value="64883," calcext:value-type="string">
            <text:p>64883,</text:p>
          </table:table-cell>
          <table:table-cell table:formula="of:=[.E54]&amp;&quot;,&quot;" office:value-type="string" office:string-value="66443," calcext:value-type="string">
            <text:p>66443,</text:p>
          </table:table-cell>
          <table:table-cell table:formula="of:=[.F54]&amp;&quot;},&quot;" office:value-type="string" office:string-value="68063}," calcext:value-type="string">
            <text:p>68063}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,703</text:p>
          </table:table-cell>
          <table:table-cell office:value-type="float" office:value="66215" calcext:value-type="float">
            <text:p>66215</text:p>
          </table:table-cell>
          <table:table-cell office:value-type="float" office:value="64982" calcext:value-type="float">
            <text:p>64982</text:p>
          </table:table-cell>
          <table:table-cell office:value-type="float" office:value="64873" calcext:value-type="float">
            <text:p>64873</text:p>
          </table:table-cell>
          <table:table-cell office:value-type="float" office:value="64814" calcext:value-type="float">
            <text:p>64814</text:p>
          </table:table-cell>
          <table:table-cell/>
          <table:table-cell table:formula="of:=&quot;{&quot;&amp;[.B55]&amp;&quot;,&quot;" office:value-type="string" office:string-value="{66703," calcext:value-type="string">
            <text:p>{66703,</text:p>
          </table:table-cell>
          <table:table-cell table:formula="of:=[.C55]&amp;&quot;,&quot;" office:value-type="string" office:string-value="66215," calcext:value-type="string">
            <text:p>66215,</text:p>
          </table:table-cell>
          <table:table-cell table:formula="of:=[.D55]&amp;&quot;,&quot;" office:value-type="string" office:string-value="64982," calcext:value-type="string">
            <text:p>64982,</text:p>
          </table:table-cell>
          <table:table-cell table:formula="of:=[.E55]&amp;&quot;,&quot;" office:value-type="string" office:string-value="64873," calcext:value-type="string">
            <text:p>64873,</text:p>
          </table:table-cell>
          <table:table-cell table:formula="of:=[.F55]&amp;&quot;},&quot;" office:value-type="string" office:string-value="64814}," calcext:value-type="string">
            <text:p>64814}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,081</text:p>
          </table:table-cell>
          <table:table-cell office:value-type="float" office:value="67854" calcext:value-type="float">
            <text:p>67854</text:p>
          </table:table-cell>
          <table:table-cell office:value-type="float" office:value="65811" calcext:value-type="float">
            <text:p>65811</text:p>
          </table:table-cell>
          <table:table-cell office:value-type="float" office:value="65315" calcext:value-type="float">
            <text:p>65315</text:p>
          </table:table-cell>
          <table:table-cell office:value-type="float" office:value="64870" calcext:value-type="float">
            <text:p>64870</text:p>
          </table:table-cell>
          <table:table-cell/>
          <table:table-cell table:formula="of:=&quot;{&quot;&amp;[.B56]&amp;&quot;,&quot;" office:value-type="string" office:string-value="{69081," calcext:value-type="string">
            <text:p>{69081,</text:p>
          </table:table-cell>
          <table:table-cell table:formula="of:=[.C56]&amp;&quot;,&quot;" office:value-type="string" office:string-value="67854," calcext:value-type="string">
            <text:p>67854,</text:p>
          </table:table-cell>
          <table:table-cell table:formula="of:=[.D56]&amp;&quot;,&quot;" office:value-type="string" office:string-value="65811," calcext:value-type="string">
            <text:p>65811,</text:p>
          </table:table-cell>
          <table:table-cell table:formula="of:=[.E56]&amp;&quot;,&quot;" office:value-type="string" office:string-value="65315," calcext:value-type="string">
            <text:p>65315,</text:p>
          </table:table-cell>
          <table:table-cell table:formula="of:=[.F56]&amp;&quot;},&quot;" office:value-type="string" office:string-value="64870}," calcext:value-type="string">
            <text:p>64870}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,982</text:p>
          </table:table-cell>
          <table:table-cell office:value-type="float" office:value="70438" calcext:value-type="float">
            <text:p>70438</text:p>
          </table:table-cell>
          <table:table-cell office:value-type="float" office:value="68262" calcext:value-type="float">
            <text:p>68262</text:p>
          </table:table-cell>
          <table:table-cell office:value-type="float" office:value="66932" calcext:value-type="float">
            <text:p>66932</text:p>
          </table:table-cell>
          <table:table-cell office:value-type="float" office:value="65656" calcext:value-type="float">
            <text:p>65656</text:p>
          </table:table-cell>
          <table:table-cell/>
          <table:table-cell table:formula="of:=&quot;{&quot;&amp;[.B57]&amp;&quot;,&quot;" office:value-type="string" office:string-value="{71982," calcext:value-type="string">
            <text:p>{71982,</text:p>
          </table:table-cell>
          <table:table-cell table:formula="of:=[.C57]&amp;&quot;,&quot;" office:value-type="string" office:string-value="70438," calcext:value-type="string">
            <text:p>70438,</text:p>
          </table:table-cell>
          <table:table-cell table:formula="of:=[.D57]&amp;&quot;,&quot;" office:value-type="string" office:string-value="68262," calcext:value-type="string">
            <text:p>68262,</text:p>
          </table:table-cell>
          <table:table-cell table:formula="of:=[.E57]&amp;&quot;,&quot;" office:value-type="string" office:string-value="66932," calcext:value-type="string">
            <text:p>66932,</text:p>
          </table:table-cell>
          <table:table-cell table:formula="of:=[.F57]&amp;&quot;},&quot;" office:value-type="string" office:string-value="65656}," calcext:value-type="string">
            <text:p>65656}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,808</text:p>
          </table:table-cell>
          <table:table-cell office:value-type="float" office:value="70801" calcext:value-type="float">
            <text:p>70801</text:p>
          </table:table-cell>
          <table:table-cell office:value-type="float" office:value="71079" calcext:value-type="float">
            <text:p>71079</text:p>
          </table:table-cell>
          <table:table-cell office:value-type="float" office:value="69534" calcext:value-type="float">
            <text:p>69534</text:p>
          </table:table-cell>
          <table:table-cell office:value-type="float" office:value="68035" calcext:value-type="float">
            <text:p>68035</text:p>
          </table:table-cell>
          <table:table-cell/>
          <table:table-cell table:formula="of:=&quot;{&quot;&amp;[.B58]&amp;&quot;,&quot;" office:value-type="string" office:string-value="{69808," calcext:value-type="string">
            <text:p>{69808,</text:p>
          </table:table-cell>
          <table:table-cell table:formula="of:=[.C58]&amp;&quot;,&quot;" office:value-type="string" office:string-value="70801," calcext:value-type="string">
            <text:p>70801,</text:p>
          </table:table-cell>
          <table:table-cell table:formula="of:=[.D58]&amp;&quot;,&quot;" office:value-type="string" office:string-value="71079," calcext:value-type="string">
            <text:p>71079,</text:p>
          </table:table-cell>
          <table:table-cell table:formula="of:=[.E58]&amp;&quot;,&quot;" office:value-type="string" office:string-value="69534," calcext:value-type="string">
            <text:p>69534,</text:p>
          </table:table-cell>
          <table:table-cell table:formula="of:=[.F58]&amp;&quot;},&quot;" office:value-type="string" office:string-value="68035}," calcext:value-type="string">
            <text:p>68035}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,747</text:p>
          </table:table-cell>
          <table:table-cell office:value-type="float" office:value="66148" calcext:value-type="float">
            <text:p>66148</text:p>
          </table:table-cell>
          <table:table-cell office:value-type="float" office:value="68853" calcext:value-type="float">
            <text:p>68853</text:p>
          </table:table-cell>
          <table:table-cell office:value-type="float" office:value="69799" calcext:value-type="float">
            <text:p>69799</text:p>
          </table:table-cell>
          <table:table-cell office:value-type="float" office:value="70790" calcext:value-type="float">
            <text:p>70790</text:p>
          </table:table-cell>
          <table:table-cell/>
          <table:table-cell table:formula="of:=&quot;{&quot;&amp;[.B59]&amp;&quot;,&quot;" office:value-type="string" office:string-value="{62747," calcext:value-type="string">
            <text:p>{62747,</text:p>
          </table:table-cell>
          <table:table-cell table:formula="of:=[.C59]&amp;&quot;,&quot;" office:value-type="string" office:string-value="66148," calcext:value-type="string">
            <text:p>66148,</text:p>
          </table:table-cell>
          <table:table-cell table:formula="of:=[.D59]&amp;&quot;,&quot;" office:value-type="string" office:string-value="68853," calcext:value-type="string">
            <text:p>68853,</text:p>
          </table:table-cell>
          <table:table-cell table:formula="of:=[.E59]&amp;&quot;,&quot;" office:value-type="string" office:string-value="69799," calcext:value-type="string">
            <text:p>69799,</text:p>
          </table:table-cell>
          <table:table-cell table:formula="of:=[.F59]&amp;&quot;},&quot;" office:value-type="string" office:string-value="70790}," calcext:value-type="string">
            <text:p>70790}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,256</text:p>
          </table:table-cell>
          <table:table-cell office:value-type="float" office:value="61883" calcext:value-type="float">
            <text:p>61883</text:p>
          </table:table-cell>
          <table:table-cell office:value-type="float" office:value="61866" calcext:value-type="float">
            <text:p>61866</text:p>
          </table:table-cell>
          <table:table-cell office:value-type="float" office:value="65206" calcext:value-type="float">
            <text:p>65206</text:p>
          </table:table-cell>
          <table:table-cell office:value-type="float" office:value="68591" calcext:value-type="float">
            <text:p>68591</text:p>
          </table:table-cell>
          <table:table-cell/>
          <table:table-cell table:formula="of:=&quot;{&quot;&amp;[.B60]&amp;&quot;,&quot;" office:value-type="string" office:string-value="{61256," calcext:value-type="string">
            <text:p>{61256,</text:p>
          </table:table-cell>
          <table:table-cell table:formula="of:=[.C60]&amp;&quot;,&quot;" office:value-type="string" office:string-value="61883," calcext:value-type="string">
            <text:p>61883,</text:p>
          </table:table-cell>
          <table:table-cell table:formula="of:=[.D60]&amp;&quot;,&quot;" office:value-type="string" office:string-value="61866," calcext:value-type="string">
            <text:p>61866,</text:p>
          </table:table-cell>
          <table:table-cell table:formula="of:=[.E60]&amp;&quot;,&quot;" office:value-type="string" office:string-value="65206," calcext:value-type="string">
            <text:p>65206,</text:p>
          </table:table-cell>
          <table:table-cell table:formula="of:=[.F60]&amp;&quot;},&quot;" office:value-type="string" office:string-value="68591}," calcext:value-type="string">
            <text:p>68591}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,632</text:p>
          </table:table-cell>
          <table:table-cell office:value-type="float" office:value="60317" calcext:value-type="float">
            <text:p>60317</text:p>
          </table:table-cell>
          <table:table-cell office:value-type="float" office:value="60400" calcext:value-type="float">
            <text:p>60400</text:p>
          </table:table-cell>
          <table:table-cell office:value-type="float" office:value="60932" calcext:value-type="float">
            <text:p>60932</text:p>
          </table:table-cell>
          <table:table-cell office:value-type="float" office:value="61518" calcext:value-type="float">
            <text:p>61518</text:p>
          </table:table-cell>
          <table:table-cell/>
          <table:table-cell table:formula="of:=&quot;{&quot;&amp;[.B61]&amp;&quot;,&quot;" office:value-type="string" office:string-value="{59632," calcext:value-type="string">
            <text:p>{59632,</text:p>
          </table:table-cell>
          <table:table-cell table:formula="of:=[.C61]&amp;&quot;,&quot;" office:value-type="string" office:string-value="60317," calcext:value-type="string">
            <text:p>60317,</text:p>
          </table:table-cell>
          <table:table-cell table:formula="of:=[.D61]&amp;&quot;,&quot;" office:value-type="string" office:string-value="60400," calcext:value-type="string">
            <text:p>60400,</text:p>
          </table:table-cell>
          <table:table-cell table:formula="of:=[.E61]&amp;&quot;,&quot;" office:value-type="string" office:string-value="60932," calcext:value-type="string">
            <text:p>60932,</text:p>
          </table:table-cell>
          <table:table-cell table:formula="of:=[.F61]&amp;&quot;},&quot;" office:value-type="string" office:string-value="61518}," calcext:value-type="string">
            <text:p>61518}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,043</text:p>
          </table:table-cell>
          <table:table-cell office:value-type="float" office:value="59180" calcext:value-type="float">
            <text:p>59180</text:p>
          </table:table-cell>
          <table:table-cell office:value-type="float" office:value="58686" calcext:value-type="float">
            <text:p>58686</text:p>
          </table:table-cell>
          <table:table-cell office:value-type="float" office:value="59347" calcext:value-type="float">
            <text:p>59347</text:p>
          </table:table-cell>
          <table:table-cell office:value-type="float" office:value="60049" calcext:value-type="float">
            <text:p>60049</text:p>
          </table:table-cell>
          <table:table-cell/>
          <table:table-cell table:formula="of:=&quot;{&quot;&amp;[.B62]&amp;&quot;,&quot;" office:value-type="string" office:string-value="{59043," calcext:value-type="string">
            <text:p>{59043,</text:p>
          </table:table-cell>
          <table:table-cell table:formula="of:=[.C62]&amp;&quot;,&quot;" office:value-type="string" office:string-value="59180," calcext:value-type="string">
            <text:p>59180,</text:p>
          </table:table-cell>
          <table:table-cell table:formula="of:=[.D62]&amp;&quot;,&quot;" office:value-type="string" office:string-value="58686," calcext:value-type="string">
            <text:p>58686,</text:p>
          </table:table-cell>
          <table:table-cell table:formula="of:=[.E62]&amp;&quot;,&quot;" office:value-type="string" office:string-value="59347," calcext:value-type="string">
            <text:p>59347,</text:p>
          </table:table-cell>
          <table:table-cell table:formula="of:=[.F62]&amp;&quot;},&quot;" office:value-type="string" office:string-value="60049}," calcext:value-type="string">
            <text:p>60049}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,246</text:p>
          </table:table-cell>
          <table:table-cell office:value-type="float" office:value="61497" calcext:value-type="float">
            <text:p>61497</text:p>
          </table:table-cell>
          <table:table-cell office:value-type="float" office:value="58279" calcext:value-type="float">
            <text:p>58279</text:p>
          </table:table-cell>
          <table:table-cell office:value-type="float" office:value="58255" calcext:value-type="float">
            <text:p>58255</text:p>
          </table:table-cell>
          <table:table-cell office:value-type="float" office:value="58271" calcext:value-type="float">
            <text:p>58271</text:p>
          </table:table-cell>
          <table:table-cell/>
          <table:table-cell table:formula="of:=&quot;{&quot;&amp;[.B63]&amp;&quot;,&quot;" office:value-type="string" office:string-value="{64246," calcext:value-type="string">
            <text:p>{64246,</text:p>
          </table:table-cell>
          <table:table-cell table:formula="of:=[.C63]&amp;&quot;,&quot;" office:value-type="string" office:string-value="61497," calcext:value-type="string">
            <text:p>61497,</text:p>
          </table:table-cell>
          <table:table-cell table:formula="of:=[.D63]&amp;&quot;,&quot;" office:value-type="string" office:string-value="58279," calcext:value-type="string">
            <text:p>58279,</text:p>
          </table:table-cell>
          <table:table-cell table:formula="of:=[.E63]&amp;&quot;,&quot;" office:value-type="string" office:string-value="58255," calcext:value-type="string">
            <text:p>58255,</text:p>
          </table:table-cell>
          <table:table-cell table:formula="of:=[.F63]&amp;&quot;},&quot;" office:value-type="string" office:string-value="58271}," calcext:value-type="string">
            <text:p>58271}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,711</text:p>
          </table:table-cell>
          <table:table-cell office:value-type="float" office:value="66283" calcext:value-type="float">
            <text:p>66283</text:p>
          </table:table-cell>
          <table:table-cell office:value-type="float" office:value="63372" calcext:value-type="float">
            <text:p>63372</text:p>
          </table:table-cell>
          <table:table-cell office:value-type="float" office:value="60589" calcext:value-type="float">
            <text:p>60589</text:p>
          </table:table-cell>
          <table:table-cell office:value-type="float" office:value="57841" calcext:value-type="float">
            <text:p>57841</text:p>
          </table:table-cell>
          <table:table-cell/>
          <table:table-cell table:formula="of:=&quot;{&quot;&amp;[.B64]&amp;&quot;,&quot;" office:value-type="string" office:string-value="{68711," calcext:value-type="string">
            <text:p>{68711,</text:p>
          </table:table-cell>
          <table:table-cell table:formula="of:=[.C64]&amp;&quot;,&quot;" office:value-type="string" office:string-value="66283," calcext:value-type="string">
            <text:p>66283,</text:p>
          </table:table-cell>
          <table:table-cell table:formula="of:=[.D64]&amp;&quot;,&quot;" office:value-type="string" office:string-value="63372," calcext:value-type="string">
            <text:p>63372,</text:p>
          </table:table-cell>
          <table:table-cell table:formula="of:=[.E64]&amp;&quot;,&quot;" office:value-type="string" office:string-value="60589," calcext:value-type="string">
            <text:p>60589,</text:p>
          </table:table-cell>
          <table:table-cell table:formula="of:=[.F64]&amp;&quot;},&quot;" office:value-type="string" office:string-value="57841}," calcext:value-type="string">
            <text:p>57841}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,283</text:p>
          </table:table-cell>
          <table:table-cell office:value-type="float" office:value="69748" calcext:value-type="float">
            <text:p>69748</text:p>
          </table:table-cell>
          <table:table-cell office:value-type="float" office:value="67796" calcext:value-type="float">
            <text:p>67796</text:p>
          </table:table-cell>
          <table:table-cell office:value-type="float" office:value="65300" calcext:value-type="float">
            <text:p>65300</text:p>
          </table:table-cell>
          <table:table-cell office:value-type="float" office:value="62837" calcext:value-type="float">
            <text:p>62837</text:p>
          </table:table-cell>
          <table:table-cell/>
          <table:table-cell table:formula="of:=&quot;{&quot;&amp;[.B65]&amp;&quot;,&quot;" office:value-type="string" office:string-value="{71283," calcext:value-type="string">
            <text:p>{71283,</text:p>
          </table:table-cell>
          <table:table-cell table:formula="of:=[.C65]&amp;&quot;,&quot;" office:value-type="string" office:string-value="69748," calcext:value-type="string">
            <text:p>69748,</text:p>
          </table:table-cell>
          <table:table-cell table:formula="of:=[.D65]&amp;&quot;,&quot;" office:value-type="string" office:string-value="67796," calcext:value-type="string">
            <text:p>67796,</text:p>
          </table:table-cell>
          <table:table-cell table:formula="of:=[.E65]&amp;&quot;,&quot;" office:value-type="string" office:string-value="65300," calcext:value-type="string">
            <text:p>65300,</text:p>
          </table:table-cell>
          <table:table-cell table:formula="of:=[.F65]&amp;&quot;},&quot;" office:value-type="string" office:string-value="62837}," calcext:value-type="string">
            <text:p>62837}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,864</text:p>
          </table:table-cell>
          <table:table-cell office:value-type="float" office:value="71316" calcext:value-type="float">
            <text:p>71316</text:p>
          </table:table-cell>
          <table:table-cell office:value-type="float" office:value="70330" calcext:value-type="float">
            <text:p>70330</text:p>
          </table:table-cell>
          <table:table-cell office:value-type="float" office:value="68746" calcext:value-type="float">
            <text:p>68746</text:p>
          </table:table-cell>
          <table:table-cell office:value-type="float" office:value="67200" calcext:value-type="float">
            <text:p>67200</text:p>
          </table:table-cell>
          <table:table-cell/>
          <table:table-cell table:formula="of:=&quot;{&quot;&amp;[.B66]&amp;&quot;,&quot;" office:value-type="string" office:string-value="{71864," calcext:value-type="string">
            <text:p>{71864,</text:p>
          </table:table-cell>
          <table:table-cell table:formula="of:=[.C66]&amp;&quot;,&quot;" office:value-type="string" office:string-value="71316," calcext:value-type="string">
            <text:p>71316,</text:p>
          </table:table-cell>
          <table:table-cell table:formula="of:=[.D66]&amp;&quot;,&quot;" office:value-type="string" office:string-value="70330," calcext:value-type="string">
            <text:p>70330,</text:p>
          </table:table-cell>
          <table:table-cell table:formula="of:=[.E66]&amp;&quot;,&quot;" office:value-type="string" office:string-value="68746," calcext:value-type="string">
            <text:p>68746,</text:p>
          </table:table-cell>
          <table:table-cell table:formula="of:=[.F66]&amp;&quot;},&quot;" office:value-type="string" office:string-value="67200}," calcext:value-type="string">
            <text:p>67200}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,182</text:p>
          </table:table-cell>
          <table:table-cell office:value-type="float" office:value="71719" calcext:value-type="float">
            <text:p>71719</text:p>
          </table:table-cell>
          <table:table-cell office:value-type="float" office:value="70804" calcext:value-type="float">
            <text:p>70804</text:p>
          </table:table-cell>
          <table:table-cell office:value-type="float" office:value="70174" calcext:value-type="float">
            <text:p>70174</text:p>
          </table:table-cell>
          <table:table-cell office:value-type="float" office:value="69565" calcext:value-type="float">
            <text:p>69565</text:p>
          </table:table-cell>
          <table:table-cell/>
          <table:table-cell table:formula="of:=&quot;{&quot;&amp;[.B67]&amp;&quot;,&quot;" office:value-type="string" office:string-value="{72182," calcext:value-type="string">
            <text:p>{72182,</text:p>
          </table:table-cell>
          <table:table-cell table:formula="of:=[.C67]&amp;&quot;,&quot;" office:value-type="string" office:string-value="71719," calcext:value-type="string">
            <text:p>71719,</text:p>
          </table:table-cell>
          <table:table-cell table:formula="of:=[.D67]&amp;&quot;,&quot;" office:value-type="string" office:string-value="70804," calcext:value-type="string">
            <text:p>70804,</text:p>
          </table:table-cell>
          <table:table-cell table:formula="of:=[.E67]&amp;&quot;,&quot;" office:value-type="string" office:string-value="70174," calcext:value-type="string">
            <text:p>70174,</text:p>
          </table:table-cell>
          <table:table-cell table:formula="of:=[.F67]&amp;&quot;},&quot;" office:value-type="string" office:string-value="69565}," calcext:value-type="string">
            <text:p>69565}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,260</text:p>
          </table:table-cell>
          <table:table-cell office:value-type="float" office:value="71904" calcext:value-type="float">
            <text:p>71904</text:p>
          </table:table-cell>
          <table:table-cell office:value-type="float" office:value="71209" calcext:value-type="float">
            <text:p>71209</text:p>
          </table:table-cell>
          <table:table-cell office:value-type="float" office:value="70574" calcext:value-type="float">
            <text:p>70574</text:p>
          </table:table-cell>
          <table:table-cell office:value-type="float" office:value="69972" calcext:value-type="float">
            <text:p>69972</text:p>
          </table:table-cell>
          <table:table-cell/>
          <table:table-cell table:formula="of:=&quot;{&quot;&amp;[.B68]&amp;&quot;,&quot;" office:value-type="string" office:string-value="{72260," calcext:value-type="string">
            <text:p>{72260,</text:p>
          </table:table-cell>
          <table:table-cell table:formula="of:=[.C68]&amp;&quot;,&quot;" office:value-type="string" office:string-value="71904," calcext:value-type="string">
            <text:p>71904,</text:p>
          </table:table-cell>
          <table:table-cell table:formula="of:=[.D68]&amp;&quot;,&quot;" office:value-type="string" office:string-value="71209," calcext:value-type="string">
            <text:p>71209,</text:p>
          </table:table-cell>
          <table:table-cell table:formula="of:=[.E68]&amp;&quot;,&quot;" office:value-type="string" office:string-value="70574," calcext:value-type="string">
            <text:p>70574,</text:p>
          </table:table-cell>
          <table:table-cell table:formula="of:=[.F68]&amp;&quot;},&quot;" office:value-type="string" office:string-value="69972}," calcext:value-type="string">
            <text:p>69972}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,371</text:p>
          </table:table-cell>
          <table:table-cell office:value-type="float" office:value="72437" calcext:value-type="float">
            <text:p>72437</text:p>
          </table:table-cell>
          <table:table-cell office:value-type="float" office:value="71278" calcext:value-type="float">
            <text:p>71278</text:p>
          </table:table-cell>
          <table:table-cell office:value-type="float" office:value="70799" calcext:value-type="float">
            <text:p>70799</text:p>
          </table:table-cell>
          <table:table-cell office:value-type="float" office:value="70348" calcext:value-type="float">
            <text:p>70348</text:p>
          </table:table-cell>
          <table:table-cell/>
          <table:table-cell table:formula="of:=&quot;{&quot;&amp;[.B69]&amp;&quot;,&quot;" office:value-type="string" office:string-value="{73371," calcext:value-type="string">
            <text:p>{73371,</text:p>
          </table:table-cell>
          <table:table-cell table:formula="of:=[.C69]&amp;&quot;,&quot;" office:value-type="string" office:string-value="72437," calcext:value-type="string">
            <text:p>72437,</text:p>
          </table:table-cell>
          <table:table-cell table:formula="of:=[.D69]&amp;&quot;,&quot;" office:value-type="string" office:string-value="71278," calcext:value-type="string">
            <text:p>71278,</text:p>
          </table:table-cell>
          <table:table-cell table:formula="of:=[.E69]&amp;&quot;,&quot;" office:value-type="string" office:string-value="70799," calcext:value-type="string">
            <text:p>70799,</text:p>
          </table:table-cell>
          <table:table-cell table:formula="of:=[.F69]&amp;&quot;},&quot;" office:value-type="string" office:string-value="70348}," calcext:value-type="string">
            <text:p>70348}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,740</text:p>
          </table:table-cell>
          <table:table-cell office:value-type="float" office:value="73109" calcext:value-type="float">
            <text:p>73109</text:p>
          </table:table-cell>
          <table:table-cell office:value-type="float" office:value="72291" calcext:value-type="float">
            <text:p>72291</text:p>
          </table:table-cell>
          <table:table-cell office:value-type="float" office:value="71258" calcext:value-type="float">
            <text:p>71258</text:p>
          </table:table-cell>
          <table:table-cell office:value-type="float" office:value="70259" calcext:value-type="float">
            <text:p>70259</text:p>
          </table:table-cell>
          <table:table-cell/>
          <table:table-cell table:formula="of:=&quot;{&quot;&amp;[.B70]&amp;&quot;,&quot;" office:value-type="string" office:string-value="{73740," calcext:value-type="string">
            <text:p>{73740,</text:p>
          </table:table-cell>
          <table:table-cell table:formula="of:=[.C70]&amp;&quot;,&quot;" office:value-type="string" office:string-value="73109," calcext:value-type="string">
            <text:p>73109,</text:p>
          </table:table-cell>
          <table:table-cell table:formula="of:=[.D70]&amp;&quot;,&quot;" office:value-type="string" office:string-value="72291," calcext:value-type="string">
            <text:p>72291,</text:p>
          </table:table-cell>
          <table:table-cell table:formula="of:=[.E70]&amp;&quot;,&quot;" office:value-type="string" office:string-value="71258," calcext:value-type="string">
            <text:p>71258,</text:p>
          </table:table-cell>
          <table:table-cell table:formula="of:=[.F70]&amp;&quot;},&quot;" office:value-type="string" office:string-value="70259}," calcext:value-type="string">
            <text:p>70259}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,695</text:p>
          </table:table-cell>
          <table:table-cell office:value-type="float" office:value="72257" calcext:value-type="float">
            <text:p>72257</text:p>
          </table:table-cell>
          <table:table-cell office:value-type="float" office:value="72659" calcext:value-type="float">
            <text:p>72659</text:p>
          </table:table-cell>
          <table:table-cell office:value-type="float" office:value="71930" calcext:value-type="float">
            <text:p>71930</text:p>
          </table:table-cell>
          <table:table-cell office:value-type="float" office:value="71223" calcext:value-type="float">
            <text:p>71223</text:p>
          </table:table-cell>
          <table:table-cell/>
          <table:table-cell table:formula="of:=&quot;{&quot;&amp;[.B71]&amp;&quot;,&quot;" office:value-type="string" office:string-value="{71695," calcext:value-type="string">
            <text:p>{71695,</text:p>
          </table:table-cell>
          <table:table-cell table:formula="of:=[.C71]&amp;&quot;,&quot;" office:value-type="string" office:string-value="72257," calcext:value-type="string">
            <text:p>72257,</text:p>
          </table:table-cell>
          <table:table-cell table:formula="of:=[.D71]&amp;&quot;,&quot;" office:value-type="string" office:string-value="72659," calcext:value-type="string">
            <text:p>72659,</text:p>
          </table:table-cell>
          <table:table-cell table:formula="of:=[.E71]&amp;&quot;,&quot;" office:value-type="string" office:string-value="71930," calcext:value-type="string">
            <text:p>71930,</text:p>
          </table:table-cell>
          <table:table-cell table:formula="of:=[.F71]&amp;&quot;},&quot;" office:value-type="string" office:string-value="71223}," calcext:value-type="string">
            <text:p>71223}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,392</text:p>
          </table:table-cell>
          <table:table-cell office:value-type="float" office:value="70024" calcext:value-type="float">
            <text:p>70024</text:p>
          </table:table-cell>
          <table:table-cell office:value-type="float" office:value="70485" calcext:value-type="float">
            <text:p>70485</text:p>
          </table:table-cell>
          <table:table-cell office:value-type="float" office:value="70951" calcext:value-type="float">
            <text:p>70951</text:p>
          </table:table-cell>
          <table:table-cell office:value-type="float" office:value="71436" calcext:value-type="float">
            <text:p>71436</text:p>
          </table:table-cell>
          <table:table-cell/>
          <table:table-cell table:formula="of:=&quot;{&quot;&amp;[.B72]&amp;&quot;,&quot;" office:value-type="string" office:string-value="{69392," calcext:value-type="string">
            <text:p>{69392,</text:p>
          </table:table-cell>
          <table:table-cell table:formula="of:=[.C72]&amp;&quot;,&quot;" office:value-type="string" office:string-value="70024," calcext:value-type="string">
            <text:p>70024,</text:p>
          </table:table-cell>
          <table:table-cell table:formula="of:=[.D72]&amp;&quot;,&quot;" office:value-type="string" office:string-value="70485," calcext:value-type="string">
            <text:p>70485,</text:p>
          </table:table-cell>
          <table:table-cell table:formula="of:=[.E72]&amp;&quot;,&quot;" office:value-type="string" office:string-value="70951," calcext:value-type="string">
            <text:p>70951,</text:p>
          </table:table-cell>
          <table:table-cell table:formula="of:=[.F72]&amp;&quot;},&quot;" office:value-type="string" office:string-value="71436}," calcext:value-type="string">
            <text:p>71436}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,511</text:p>
          </table:table-cell>
          <table:table-cell office:value-type="float" office:value="69383" calcext:value-type="float">
            <text:p>69383</text:p>
          </table:table-cell>
          <table:table-cell office:value-type="float" office:value="68020" calcext:value-type="float">
            <text:p>68020</text:p>
          </table:table-cell>
          <table:table-cell office:value-type="float" office:value="68561" calcext:value-type="float">
            <text:p>68561</text:p>
          </table:table-cell>
          <table:table-cell office:value-type="float" office:value="69120" calcext:value-type="float">
            <text:p>69120</text:p>
          </table:table-cell>
          <table:table-cell/>
          <table:table-cell table:formula="of:=&quot;{&quot;&amp;[.B73]&amp;&quot;,&quot;" office:value-type="string" office:string-value="{70511," calcext:value-type="string">
            <text:p>{70511,</text:p>
          </table:table-cell>
          <table:table-cell table:formula="of:=[.C73]&amp;&quot;,&quot;" office:value-type="string" office:string-value="69383," calcext:value-type="string">
            <text:p>69383,</text:p>
          </table:table-cell>
          <table:table-cell table:formula="of:=[.D73]&amp;&quot;,&quot;" office:value-type="string" office:string-value="68020," calcext:value-type="string">
            <text:p>68020,</text:p>
          </table:table-cell>
          <table:table-cell table:formula="of:=[.E73]&amp;&quot;,&quot;" office:value-type="string" office:string-value="68561," calcext:value-type="string">
            <text:p>68561,</text:p>
          </table:table-cell>
          <table:table-cell table:formula="of:=[.F73]&amp;&quot;},&quot;" office:value-type="string" office:string-value="69120}," calcext:value-type="string">
            <text:p>69120}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,716</text:p>
          </table:table-cell>
          <table:table-cell office:value-type="float" office:value="70960" calcext:value-type="float">
            <text:p>70960</text:p>
          </table:table-cell>
          <table:table-cell office:value-type="float" office:value="69070" calcext:value-type="float">
            <text:p>69070</text:p>
          </table:table-cell>
          <table:table-cell office:value-type="float" office:value="67850" calcext:value-type="float">
            <text:p>67850</text:p>
          </table:table-cell>
          <table:table-cell office:value-type="float" office:value="66654" calcext:value-type="float">
            <text:p>66654</text:p>
          </table:table-cell>
          <table:table-cell/>
          <table:table-cell table:formula="of:=&quot;{&quot;&amp;[.B74]&amp;&quot;,&quot;" office:value-type="string" office:string-value="{72716," calcext:value-type="string">
            <text:p>{72716,</text:p>
          </table:table-cell>
          <table:table-cell table:formula="of:=[.C74]&amp;&quot;,&quot;" office:value-type="string" office:string-value="70960," calcext:value-type="string">
            <text:p>70960,</text:p>
          </table:table-cell>
          <table:table-cell table:formula="of:=[.D74]&amp;&quot;,&quot;" office:value-type="string" office:string-value="69070," calcext:value-type="string">
            <text:p>69070,</text:p>
          </table:table-cell>
          <table:table-cell table:formula="of:=[.E74]&amp;&quot;,&quot;" office:value-type="string" office:string-value="67850," calcext:value-type="string">
            <text:p>67850,</text:p>
          </table:table-cell>
          <table:table-cell table:formula="of:=[.F74]&amp;&quot;},&quot;" office:value-type="string" office:string-value="66654}," calcext:value-type="string">
            <text:p>66654}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,379</text:p>
          </table:table-cell>
          <table:table-cell office:value-type="float" office:value="70316" calcext:value-type="float">
            <text:p>70316</text:p>
          </table:table-cell>
          <table:table-cell office:value-type="float" office:value="71007" calcext:value-type="float">
            <text:p>71007</text:p>
          </table:table-cell>
          <table:table-cell office:value-type="float" office:value="69178" calcext:value-type="float">
            <text:p>69178</text:p>
          </table:table-cell>
          <table:table-cell office:value-type="float" office:value="67370" calcext:value-type="float">
            <text:p>67370</text:p>
          </table:table-cell>
          <table:table-cell/>
          <table:table-cell table:formula="of:=&quot;{&quot;&amp;[.B75]&amp;&quot;,&quot;" office:value-type="string" office:string-value="{69379," calcext:value-type="string">
            <text:p>{69379,</text:p>
          </table:table-cell>
          <table:table-cell table:formula="of:=[.C75]&amp;&quot;,&quot;" office:value-type="string" office:string-value="70316," calcext:value-type="string">
            <text:p>70316,</text:p>
          </table:table-cell>
          <table:table-cell table:formula="of:=[.D75]&amp;&quot;,&quot;" office:value-type="string" office:string-value="71007," calcext:value-type="string">
            <text:p>71007,</text:p>
          </table:table-cell>
          <table:table-cell table:formula="of:=[.E75]&amp;&quot;,&quot;" office:value-type="string" office:string-value="69178," calcext:value-type="string">
            <text:p>69178,</text:p>
          </table:table-cell>
          <table:table-cell table:formula="of:=[.F75]&amp;&quot;},&quot;" office:value-type="string" office:string-value="67370}," calcext:value-type="string">
            <text:p>67370}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,453</text:p>
          </table:table-cell>
          <table:table-cell office:value-type="float" office:value="61622" calcext:value-type="float">
            <text:p>61622</text:p>
          </table:table-cell>
          <table:table-cell office:value-type="float" office:value="67504" calcext:value-type="float">
            <text:p>67504</text:p>
          </table:table-cell>
          <table:table-cell office:value-type="float" office:value="68305" calcext:value-type="float">
            <text:p>68305</text:p>
          </table:table-cell>
          <table:table-cell office:value-type="float" office:value="69132" calcext:value-type="float">
            <text:p>69132</text:p>
          </table:table-cell>
          <table:table-cell/>
          <table:table-cell table:formula="of:=&quot;{&quot;&amp;[.B76]&amp;&quot;,&quot;" office:value-type="string" office:string-value="{55453," calcext:value-type="string">
            <text:p>{55453,</text:p>
          </table:table-cell>
          <table:table-cell table:formula="of:=[.C76]&amp;&quot;,&quot;" office:value-type="string" office:string-value="61622," calcext:value-type="string">
            <text:p>61622,</text:p>
          </table:table-cell>
          <table:table-cell table:formula="of:=[.D76]&amp;&quot;,&quot;" office:value-type="string" office:string-value="67504," calcext:value-type="string">
            <text:p>67504,</text:p>
          </table:table-cell>
          <table:table-cell table:formula="of:=[.E76]&amp;&quot;,&quot;" office:value-type="string" office:string-value="68305," calcext:value-type="string">
            <text:p>68305,</text:p>
          </table:table-cell>
          <table:table-cell table:formula="of:=[.F76]&amp;&quot;},&quot;" office:value-type="string" office:string-value="69132}," calcext:value-type="string">
            <text:p>69132}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,718</text:p>
          </table:table-cell>
          <table:table-cell office:value-type="float" office:value="55369" calcext:value-type="float">
            <text:p>55369</text:p>
          </table:table-cell>
          <table:table-cell office:value-type="float" office:value="53880" calcext:value-type="float">
            <text:p>53880</text:p>
          </table:table-cell>
          <table:table-cell office:value-type="float" office:value="59688" calcext:value-type="float">
            <text:p>59688</text:p>
          </table:table-cell>
          <table:table-cell office:value-type="float" office:value="65509" calcext:value-type="float">
            <text:p>65509</text:p>
          </table:table-cell>
          <table:table-cell/>
          <table:table-cell table:formula="of:=&quot;{&quot;&amp;[.B77]&amp;&quot;,&quot;" office:value-type="string" office:string-value="{56718," calcext:value-type="string">
            <text:p>{56718,</text:p>
          </table:table-cell>
          <table:table-cell table:formula="of:=[.C77]&amp;&quot;,&quot;" office:value-type="string" office:string-value="55369," calcext:value-type="string">
            <text:p>55369,</text:p>
          </table:table-cell>
          <table:table-cell table:formula="of:=[.D77]&amp;&quot;,&quot;" office:value-type="string" office:string-value="53880," calcext:value-type="string">
            <text:p>53880,</text:p>
          </table:table-cell>
          <table:table-cell table:formula="of:=[.E77]&amp;&quot;,&quot;" office:value-type="string" office:string-value="59688," calcext:value-type="string">
            <text:p>59688,</text:p>
          </table:table-cell>
          <table:table-cell table:formula="of:=[.F77]&amp;&quot;},&quot;" office:value-type="string" office:string-value="65509}," calcext:value-type="string">
            <text:p>65509}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,657</text:p>
          </table:table-cell>
          <table:table-cell office:value-type="float" office:value="54352" calcext:value-type="float">
            <text:p>54352</text:p>
          </table:table-cell>
          <table:table-cell office:value-type="float" office:value="54893" calcext:value-type="float">
            <text:p>54893</text:p>
          </table:table-cell>
          <table:table-cell office:value-type="float" office:value="53535" calcext:value-type="float">
            <text:p>53535</text:p>
          </table:table-cell>
          <table:table-cell office:value-type="float" office:value="52200" calcext:value-type="float">
            <text:p>52200</text:p>
          </table:table-cell>
          <table:table-cell/>
          <table:table-cell table:formula="of:=&quot;{&quot;&amp;[.B78]&amp;&quot;,&quot;" office:value-type="string" office:string-value="{53657," calcext:value-type="string">
            <text:p>{53657,</text:p>
          </table:table-cell>
          <table:table-cell table:formula="of:=[.C78]&amp;&quot;,&quot;" office:value-type="string" office:string-value="54352," calcext:value-type="string">
            <text:p>54352,</text:p>
          </table:table-cell>
          <table:table-cell table:formula="of:=[.D78]&amp;&quot;,&quot;" office:value-type="string" office:string-value="54893," calcext:value-type="string">
            <text:p>54893,</text:p>
          </table:table-cell>
          <table:table-cell table:formula="of:=[.E78]&amp;&quot;,&quot;" office:value-type="string" office:string-value="53535," calcext:value-type="string">
            <text:p>53535,</text:p>
          </table:table-cell>
          <table:table-cell table:formula="of:=[.F78]&amp;&quot;},&quot;" office:value-type="string" office:string-value="52200}," calcext:value-type="string">
            <text:p>52200}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,432</text:p>
          </table:table-cell>
          <table:table-cell office:value-type="float" office:value="49171" calcext:value-type="float">
            <text:p>49171</text:p>
          </table:table-cell>
          <table:table-cell office:value-type="float" office:value="51788" calcext:value-type="float">
            <text:p>51788</text:p>
          </table:table-cell>
          <table:table-cell office:value-type="float" office:value="52301" calcext:value-type="float">
            <text:p>52301</text:p>
          </table:table-cell>
          <table:table-cell office:value-type="float" office:value="52840" calcext:value-type="float">
            <text:p>52840</text:p>
          </table:table-cell>
          <table:table-cell/>
          <table:table-cell table:formula="of:=&quot;{&quot;&amp;[.B79]&amp;&quot;,&quot;" office:value-type="string" office:string-value="{46432," calcext:value-type="string">
            <text:p>{46432,</text:p>
          </table:table-cell>
          <table:table-cell table:formula="of:=[.C79]&amp;&quot;,&quot;" office:value-type="string" office:string-value="49171," calcext:value-type="string">
            <text:p>49171,</text:p>
          </table:table-cell>
          <table:table-cell table:formula="of:=[.D79]&amp;&quot;,&quot;" office:value-type="string" office:string-value="51788," calcext:value-type="string">
            <text:p>51788,</text:p>
          </table:table-cell>
          <table:table-cell table:formula="of:=[.E79]&amp;&quot;,&quot;" office:value-type="string" office:string-value="52301," calcext:value-type="string">
            <text:p>52301,</text:p>
          </table:table-cell>
          <table:table-cell table:formula="of:=[.F79]&amp;&quot;},&quot;" office:value-type="string" office:string-value="52840}," calcext:value-type="string">
            <text:p>52840}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,305</text:p>
          </table:table-cell>
          <table:table-cell office:value-type="float" office:value="44015" calcext:value-type="float">
            <text:p>44015</text:p>
          </table:table-cell>
          <table:table-cell office:value-type="float" office:value="44579" calcext:value-type="float">
            <text:p>44579</text:p>
          </table:table-cell>
          <table:table-cell office:value-type="float" office:value="47103" calcext:value-type="float">
            <text:p>47103</text:p>
          </table:table-cell>
          <table:table-cell office:value-type="float" office:value="49645" calcext:value-type="float">
            <text:p>49645</text:p>
          </table:table-cell>
          <table:table-cell/>
          <table:table-cell table:formula="of:=&quot;{&quot;&amp;[.B80]&amp;&quot;,&quot;" office:value-type="string" office:string-value="{43305," calcext:value-type="string">
            <text:p>{43305,</text:p>
          </table:table-cell>
          <table:table-cell table:formula="of:=[.C80]&amp;&quot;,&quot;" office:value-type="string" office:string-value="44015," calcext:value-type="string">
            <text:p>44015,</text:p>
          </table:table-cell>
          <table:table-cell table:formula="of:=[.D80]&amp;&quot;,&quot;" office:value-type="string" office:string-value="44579," calcext:value-type="string">
            <text:p>44579,</text:p>
          </table:table-cell>
          <table:table-cell table:formula="of:=[.E80]&amp;&quot;,&quot;" office:value-type="string" office:string-value="47103," calcext:value-type="string">
            <text:p>47103,</text:p>
          </table:table-cell>
          <table:table-cell table:formula="of:=[.F80]&amp;&quot;},&quot;" office:value-type="string" office:string-value="49645}," calcext:value-type="string">
            <text:p>49645}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,927</text:p>
          </table:table-cell>
          <table:table-cell office:value-type="float" office:value="41187" calcext:value-type="float">
            <text:p>41187</text:p>
          </table:table-cell>
          <table:table-cell office:value-type="float" office:value="41349" calcext:value-type="float">
            <text:p>41349</text:p>
          </table:table-cell>
          <table:table-cell office:value-type="float" office:value="41958" calcext:value-type="float">
            <text:p>41958</text:p>
          </table:table-cell>
          <table:table-cell office:value-type="float" office:value="42583" calcext:value-type="float">
            <text:p>42583</text:p>
          </table:table-cell>
          <table:table-cell/>
          <table:table-cell table:formula="of:=&quot;{&quot;&amp;[.B81]&amp;&quot;,&quot;" office:value-type="string" office:string-value="{40927," calcext:value-type="string">
            <text:p>{40927,</text:p>
          </table:table-cell>
          <table:table-cell table:formula="of:=[.C81]&amp;&quot;,&quot;" office:value-type="string" office:string-value="41187," calcext:value-type="string">
            <text:p>41187,</text:p>
          </table:table-cell>
          <table:table-cell table:formula="of:=[.D81]&amp;&quot;,&quot;" office:value-type="string" office:string-value="41349," calcext:value-type="string">
            <text:p>41349,</text:p>
          </table:table-cell>
          <table:table-cell table:formula="of:=[.E81]&amp;&quot;,&quot;" office:value-type="string" office:string-value="41958," calcext:value-type="string">
            <text:p>41958,</text:p>
          </table:table-cell>
          <table:table-cell table:formula="of:=[.F81]&amp;&quot;},&quot;" office:value-type="string" office:string-value="42583}," calcext:value-type="string">
            <text:p>42583}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,233</text:p>
          </table:table-cell>
          <table:table-cell office:value-type="float" office:value="37105" calcext:value-type="float">
            <text:p>37105</text:p>
          </table:table-cell>
          <table:table-cell office:value-type="float" office:value="38829" calcext:value-type="float">
            <text:p>38829</text:p>
          </table:table-cell>
          <table:table-cell office:value-type="float" office:value="39061" calcext:value-type="float">
            <text:p>39061</text:p>
          </table:table-cell>
          <table:table-cell office:value-type="float" office:value="39290" calcext:value-type="float">
            <text:p>39290</text:p>
          </table:table-cell>
          <table:table-cell/>
          <table:table-cell table:formula="of:=&quot;{&quot;&amp;[.B82]&amp;&quot;,&quot;" office:value-type="string" office:string-value="{35233," calcext:value-type="string">
            <text:p>{35233,</text:p>
          </table:table-cell>
          <table:table-cell table:formula="of:=[.C82]&amp;&quot;,&quot;" office:value-type="string" office:string-value="37105," calcext:value-type="string">
            <text:p>37105,</text:p>
          </table:table-cell>
          <table:table-cell table:formula="of:=[.D82]&amp;&quot;,&quot;" office:value-type="string" office:string-value="38829," calcext:value-type="string">
            <text:p>38829,</text:p>
          </table:table-cell>
          <table:table-cell table:formula="of:=[.E82]&amp;&quot;,&quot;" office:value-type="string" office:string-value="39061," calcext:value-type="string">
            <text:p>39061,</text:p>
          </table:table-cell>
          <table:table-cell table:formula="of:=[.F82]&amp;&quot;},&quot;" office:value-type="string" office:string-value="39290}," calcext:value-type="string">
            <text:p>39290}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,176</text:p>
          </table:table-cell>
          <table:table-cell office:value-type="float" office:value="32742" calcext:value-type="float">
            <text:p>32742</text:p>
          </table:table-cell>
          <table:table-cell office:value-type="float" office:value="33213" calcext:value-type="float">
            <text:p>33213</text:p>
          </table:table-cell>
          <table:table-cell office:value-type="float" office:value="34905" calcext:value-type="float">
            <text:p>34905</text:p>
          </table:table-cell>
          <table:table-cell office:value-type="float" office:value="36605" calcext:value-type="float">
            <text:p>36605</text:p>
          </table:table-cell>
          <table:table-cell/>
          <table:table-cell table:formula="of:=&quot;{&quot;&amp;[.B83]&amp;&quot;,&quot;" office:value-type="string" office:string-value="{32176," calcext:value-type="string">
            <text:p>{32176,</text:p>
          </table:table-cell>
          <table:table-cell table:formula="of:=[.C83]&amp;&quot;,&quot;" office:value-type="string" office:string-value="32742," calcext:value-type="string">
            <text:p>32742,</text:p>
          </table:table-cell>
          <table:table-cell table:formula="of:=[.D83]&amp;&quot;,&quot;" office:value-type="string" office:string-value="33213," calcext:value-type="string">
            <text:p>33213,</text:p>
          </table:table-cell>
          <table:table-cell table:formula="of:=[.E83]&amp;&quot;,&quot;" office:value-type="string" office:string-value="34905," calcext:value-type="string">
            <text:p>34905,</text:p>
          </table:table-cell>
          <table:table-cell table:formula="of:=[.F83]&amp;&quot;},&quot;" office:value-type="string" office:string-value="36605}," calcext:value-type="string">
            <text:p>36605}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,933</text:p>
          </table:table-cell>
          <table:table-cell office:value-type="float" office:value="29533" calcext:value-type="float">
            <text:p>29533</text:p>
          </table:table-cell>
          <table:table-cell office:value-type="float" office:value="30059" calcext:value-type="float">
            <text:p>30059</text:p>
          </table:table-cell>
          <table:table-cell office:value-type="float" office:value="30528" calcext:value-type="float">
            <text:p>30528</text:p>
          </table:table-cell>
          <table:table-cell office:value-type="float" office:value="31000" calcext:value-type="float">
            <text:p>31000</text:p>
          </table:table-cell>
          <table:table-cell/>
          <table:table-cell table:formula="of:=&quot;{&quot;&amp;[.B84]&amp;&quot;,&quot;" office:value-type="string" office:string-value="{28933," calcext:value-type="string">
            <text:p>{28933,</text:p>
          </table:table-cell>
          <table:table-cell table:formula="of:=[.C84]&amp;&quot;,&quot;" office:value-type="string" office:string-value="29533," calcext:value-type="string">
            <text:p>29533,</text:p>
          </table:table-cell>
          <table:table-cell table:formula="of:=[.D84]&amp;&quot;,&quot;" office:value-type="string" office:string-value="30059," calcext:value-type="string">
            <text:p>30059,</text:p>
          </table:table-cell>
          <table:table-cell table:formula="of:=[.E84]&amp;&quot;,&quot;" office:value-type="string" office:string-value="30528," calcext:value-type="string">
            <text:p>30528,</text:p>
          </table:table-cell>
          <table:table-cell table:formula="of:=[.F84]&amp;&quot;},&quot;" office:value-type="string" office:string-value="31000}," calcext:value-type="string">
            <text:p>31000}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,920</text:p>
          </table:table-cell>
          <table:table-cell office:value-type="float" office:value="26888" calcext:value-type="float">
            <text:p>26888</text:p>
          </table:table-cell>
          <table:table-cell office:value-type="float" office:value="26747" calcext:value-type="float">
            <text:p>26747</text:p>
          </table:table-cell>
          <table:table-cell office:value-type="float" office:value="27341" calcext:value-type="float">
            <text:p>27341</text:p>
          </table:table-cell>
          <table:table-cell office:value-type="float" office:value="27938" calcext:value-type="float">
            <text:p>27938</text:p>
          </table:table-cell>
          <table:table-cell/>
          <table:table-cell table:formula="of:=&quot;{&quot;&amp;[.B85]&amp;&quot;,&quot;" office:value-type="string" office:string-value="{26920," calcext:value-type="string">
            <text:p>{26920,</text:p>
          </table:table-cell>
          <table:table-cell table:formula="of:=[.C85]&amp;&quot;,&quot;" office:value-type="string" office:string-value="26888," calcext:value-type="string">
            <text:p>26888,</text:p>
          </table:table-cell>
          <table:table-cell table:formula="of:=[.D85]&amp;&quot;,&quot;" office:value-type="string" office:string-value="26747," calcext:value-type="string">
            <text:p>26747,</text:p>
          </table:table-cell>
          <table:table-cell table:formula="of:=[.E85]&amp;&quot;,&quot;" office:value-type="string" office:string-value="27341," calcext:value-type="string">
            <text:p>27341,</text:p>
          </table:table-cell>
          <table:table-cell table:formula="of:=[.F85]&amp;&quot;},&quot;" office:value-type="string" office:string-value="27938}," calcext:value-type="string">
            <text:p>27938}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,901</text:p>
          </table:table-cell>
          <table:table-cell office:value-type="float" office:value="24811" calcext:value-type="float">
            <text:p>24811</text:p>
          </table:table-cell>
          <table:table-cell office:value-type="float" office:value="24636" calcext:value-type="float">
            <text:p>24636</text:p>
          </table:table-cell>
          <table:table-cell office:value-type="float" office:value="24623" calcext:value-type="float">
            <text:p>24623</text:p>
          </table:table-cell>
          <table:table-cell office:value-type="float" office:value="24608" calcext:value-type="float">
            <text:p>24608</text:p>
          </table:table-cell>
          <table:table-cell/>
          <table:table-cell table:formula="of:=&quot;{&quot;&amp;[.B86]&amp;&quot;,&quot;" office:value-type="string" office:string-value="{24901," calcext:value-type="string">
            <text:p>{24901,</text:p>
          </table:table-cell>
          <table:table-cell table:formula="of:=[.C86]&amp;&quot;,&quot;" office:value-type="string" office:string-value="24811," calcext:value-type="string">
            <text:p>24811,</text:p>
          </table:table-cell>
          <table:table-cell table:formula="of:=[.D86]&amp;&quot;,&quot;" office:value-type="string" office:string-value="24636," calcext:value-type="string">
            <text:p>24636,</text:p>
          </table:table-cell>
          <table:table-cell table:formula="of:=[.E86]&amp;&quot;,&quot;" office:value-type="string" office:string-value="24623," calcext:value-type="string">
            <text:p>24623,</text:p>
          </table:table-cell>
          <table:table-cell table:formula="of:=[.F86]&amp;&quot;},&quot;" office:value-type="string" office:string-value="24608}," calcext:value-type="string">
            <text:p>24608}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,295</text:p>
          </table:table-cell>
          <table:table-cell office:value-type="float" office:value="22915" calcext:value-type="float">
            <text:p>22915</text:p>
          </table:table-cell>
          <table:table-cell office:value-type="float" office:value="22472" calcext:value-type="float">
            <text:p>22472</text:p>
          </table:table-cell>
          <table:table-cell office:value-type="float" office:value="22415" calcext:value-type="float">
            <text:p>22415</text:p>
          </table:table-cell>
          <table:table-cell office:value-type="float" office:value="22359" calcext:value-type="float">
            <text:p>22359</text:p>
          </table:table-cell>
          <table:table-cell/>
          <table:table-cell table:formula="of:=&quot;{&quot;&amp;[.B87]&amp;&quot;,&quot;" office:value-type="string" office:string-value="{23295," calcext:value-type="string">
            <text:p>{23295,</text:p>
          </table:table-cell>
          <table:table-cell table:formula="of:=[.C87]&amp;&quot;,&quot;" office:value-type="string" office:string-value="22915," calcext:value-type="string">
            <text:p>22915,</text:p>
          </table:table-cell>
          <table:table-cell table:formula="of:=[.D87]&amp;&quot;,&quot;" office:value-type="string" office:string-value="22472," calcext:value-type="string">
            <text:p>22472,</text:p>
          </table:table-cell>
          <table:table-cell table:formula="of:=[.E87]&amp;&quot;,&quot;" office:value-type="string" office:string-value="22415," calcext:value-type="string">
            <text:p>22415,</text:p>
          </table:table-cell>
          <table:table-cell table:formula="of:=[.F87]&amp;&quot;},&quot;" office:value-type="string" office:string-value="22359}," calcext:value-type="string">
            <text:p>22359}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,243</text:p>
          </table:table-cell>
          <table:table-cell office:value-type="float" office:value="21030" calcext:value-type="float">
            <text:p>21030</text:p>
          </table:table-cell>
          <table:table-cell office:value-type="float" office:value="20752" calcext:value-type="float">
            <text:p>20752</text:p>
          </table:table-cell>
          <table:table-cell office:value-type="float" office:value="20437" calcext:value-type="float">
            <text:p>20437</text:p>
          </table:table-cell>
          <table:table-cell office:value-type="float" office:value="20125" calcext:value-type="float">
            <text:p>20125</text:p>
          </table:table-cell>
          <table:table-cell/>
          <table:table-cell table:formula="of:=&quot;{&quot;&amp;[.B88]&amp;&quot;,&quot;" office:value-type="string" office:string-value="{21243," calcext:value-type="string">
            <text:p>{21243,</text:p>
          </table:table-cell>
          <table:table-cell table:formula="of:=[.C88]&amp;&quot;,&quot;" office:value-type="string" office:string-value="21030," calcext:value-type="string">
            <text:p>21030,</text:p>
          </table:table-cell>
          <table:table-cell table:formula="of:=[.D88]&amp;&quot;,&quot;" office:value-type="string" office:string-value="20752," calcext:value-type="string">
            <text:p>20752,</text:p>
          </table:table-cell>
          <table:table-cell table:formula="of:=[.E88]&amp;&quot;,&quot;" office:value-type="string" office:string-value="20437," calcext:value-type="string">
            <text:p>20437,</text:p>
          </table:table-cell>
          <table:table-cell table:formula="of:=[.F88]&amp;&quot;},&quot;" office:value-type="string" office:string-value="20125}," calcext:value-type="string">
            <text:p>20125}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,758</text:p>
          </table:table-cell>
          <table:table-cell office:value-type="float" office:value="19250" calcext:value-type="float">
            <text:p>19250</text:p>
          </table:table-cell>
          <table:table-cell office:value-type="float" office:value="18712" calcext:value-type="float">
            <text:p>18712</text:p>
          </table:table-cell>
          <table:table-cell office:value-type="float" office:value="18470" calcext:value-type="float">
            <text:p>18470</text:p>
          </table:table-cell>
          <table:table-cell office:value-type="float" office:value="18233" calcext:value-type="float">
            <text:p>18233</text:p>
          </table:table-cell>
          <table:table-cell/>
          <table:table-cell table:formula="of:=&quot;{&quot;&amp;[.B89]&amp;&quot;,&quot;" office:value-type="string" office:string-value="{19758," calcext:value-type="string">
            <text:p>{19758,</text:p>
          </table:table-cell>
          <table:table-cell table:formula="of:=[.C89]&amp;&quot;,&quot;" office:value-type="string" office:string-value="19250," calcext:value-type="string">
            <text:p>19250,</text:p>
          </table:table-cell>
          <table:table-cell table:formula="of:=[.D89]&amp;&quot;,&quot;" office:value-type="string" office:string-value="18712," calcext:value-type="string">
            <text:p>18712,</text:p>
          </table:table-cell>
          <table:table-cell table:formula="of:=[.E89]&amp;&quot;,&quot;" office:value-type="string" office:string-value="18470," calcext:value-type="string">
            <text:p>18470,</text:p>
          </table:table-cell>
          <table:table-cell table:formula="of:=[.F89]&amp;&quot;},&quot;" office:value-type="string" office:string-value="18233}," calcext:value-type="string">
            <text:p>18233}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,202</text:p>
          </table:table-cell>
          <table:table-cell office:value-type="float" office:value="17179" calcext:value-type="float">
            <text:p>17179</text:p>
          </table:table-cell>
          <table:table-cell office:value-type="float" office:value="17107" calcext:value-type="float">
            <text:p>17107</text:p>
          </table:table-cell>
          <table:table-cell office:value-type="float" office:value="16647" calcext:value-type="float">
            <text:p>16647</text:p>
          </table:table-cell>
          <table:table-cell office:value-type="float" office:value="16189" calcext:value-type="float">
            <text:p>16189</text:p>
          </table:table-cell>
          <table:table-cell/>
          <table:table-cell table:formula="of:=&quot;{&quot;&amp;[.B90]&amp;&quot;,&quot;" office:value-type="string" office:string-value="{17202," calcext:value-type="string">
            <text:p>{17202,</text:p>
          </table:table-cell>
          <table:table-cell table:formula="of:=[.C90]&amp;&quot;,&quot;" office:value-type="string" office:string-value="17179," calcext:value-type="string">
            <text:p>17179,</text:p>
          </table:table-cell>
          <table:table-cell table:formula="of:=[.D90]&amp;&quot;,&quot;" office:value-type="string" office:string-value="17107," calcext:value-type="string">
            <text:p>17107,</text:p>
          </table:table-cell>
          <table:table-cell table:formula="of:=[.E90]&amp;&quot;,&quot;" office:value-type="string" office:string-value="16647," calcext:value-type="string">
            <text:p>16647,</text:p>
          </table:table-cell>
          <table:table-cell table:formula="of:=[.F90]&amp;&quot;},&quot;" office:value-type="string" office:string-value="16189}," calcext:value-type="string">
            <text:p>16189}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,941</text:p>
          </table:table-cell>
          <table:table-cell office:value-type="float" office:value="14735" calcext:value-type="float">
            <text:p>14735</text:p>
          </table:table-cell>
          <table:table-cell office:value-type="float" office:value="14479" calcext:value-type="float">
            <text:p>14479</text:p>
          </table:table-cell>
          <table:table-cell office:value-type="float" office:value="14440" calcext:value-type="float">
            <text:p>14440</text:p>
          </table:table-cell>
          <table:table-cell office:value-type="float" office:value="14402" calcext:value-type="float">
            <text:p>14402</text:p>
          </table:table-cell>
          <table:table-cell/>
          <table:table-cell table:formula="of:=&quot;{&quot;&amp;[.B91]&amp;&quot;,&quot;" office:value-type="string" office:string-value="{14941," calcext:value-type="string">
            <text:p>{14941,</text:p>
          </table:table-cell>
          <table:table-cell table:formula="of:=[.C91]&amp;&quot;,&quot;" office:value-type="string" office:string-value="14735," calcext:value-type="string">
            <text:p>14735,</text:p>
          </table:table-cell>
          <table:table-cell table:formula="of:=[.D91]&amp;&quot;,&quot;" office:value-type="string" office:string-value="14479," calcext:value-type="string">
            <text:p>14479,</text:p>
          </table:table-cell>
          <table:table-cell table:formula="of:=[.E91]&amp;&quot;,&quot;" office:value-type="string" office:string-value="14440," calcext:value-type="string">
            <text:p>14440,</text:p>
          </table:table-cell>
          <table:table-cell table:formula="of:=[.F91]&amp;&quot;},&quot;" office:value-type="string" office:string-value="14402}," calcext:value-type="string">
            <text:p>14402}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,771</text:p>
          </table:table-cell>
          <table:table-cell office:value-type="float" office:value="12061" calcext:value-type="float">
            <text:p>12061</text:p>
          </table:table-cell>
          <table:table-cell office:value-type="float" office:value="12328" calcext:value-type="float">
            <text:p>12328</text:p>
          </table:table-cell>
          <table:table-cell office:value-type="float" office:value="12150" calcext:value-type="float">
            <text:p>12150</text:p>
          </table:table-cell>
          <table:table-cell office:value-type="float" office:value="11980" calcext:value-type="float">
            <text:p>11980</text:p>
          </table:table-cell>
          <table:table-cell/>
          <table:table-cell table:formula="of:=&quot;{&quot;&amp;[.B92]&amp;&quot;,&quot;" office:value-type="string" office:string-value="{11771," calcext:value-type="string">
            <text:p>{11771,</text:p>
          </table:table-cell>
          <table:table-cell table:formula="of:=[.C92]&amp;&quot;,&quot;" office:value-type="string" office:string-value="12061," calcext:value-type="string">
            <text:p>12061,</text:p>
          </table:table-cell>
          <table:table-cell table:formula="of:=[.D92]&amp;&quot;,&quot;" office:value-type="string" office:string-value="12328," calcext:value-type="string">
            <text:p>12328,</text:p>
          </table:table-cell>
          <table:table-cell table:formula="of:=[.E92]&amp;&quot;,&quot;" office:value-type="string" office:string-value="12150," calcext:value-type="string">
            <text:p>12150,</text:p>
          </table:table-cell>
          <table:table-cell table:formula="of:=[.F92]&amp;&quot;},&quot;" office:value-type="string" office:string-value="11980}," calcext:value-type="string">
            <text:p>11980}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,616</text:p>
          </table:table-cell>
          <table:table-cell office:value-type="float" office:value="9538" calcext:value-type="float">
            <text:p>9538</text:p>
          </table:table-cell>
          <table:table-cell office:value-type="float" office:value="9436" calcext:value-type="float">
            <text:p>9436</text:p>
          </table:table-cell>
          <table:table-cell office:value-type="float" office:value="9692" calcext:value-type="float">
            <text:p>9692</text:p>
          </table:table-cell>
          <table:table-cell office:value-type="float" office:value="9961" calcext:value-type="float">
            <text:p>9961</text:p>
          </table:table-cell>
          <table:table-cell/>
          <table:table-cell table:formula="of:=&quot;{&quot;&amp;[.B93]&amp;&quot;,&quot;" office:value-type="string" office:string-value="{9616," calcext:value-type="string">
            <text:p>{9616,</text:p>
          </table:table-cell>
          <table:table-cell table:formula="of:=[.C93]&amp;&quot;,&quot;" office:value-type="string" office:string-value="9538," calcext:value-type="string">
            <text:p>9538,</text:p>
          </table:table-cell>
          <table:table-cell table:formula="of:=[.D93]&amp;&quot;,&quot;" office:value-type="string" office:string-value="9436," calcext:value-type="string">
            <text:p>9436,</text:p>
          </table:table-cell>
          <table:table-cell table:formula="of:=[.E93]&amp;&quot;,&quot;" office:value-type="string" office:string-value="9692," calcext:value-type="string">
            <text:p>9692,</text:p>
          </table:table-cell>
          <table:table-cell table:formula="of:=[.F93]&amp;&quot;},&quot;" office:value-type="string" office:string-value="9961}," calcext:value-type="string">
            <text:p>9961}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,396</text:p>
          </table:table-cell>
          <table:table-cell office:value-type="float" office:value="7434" calcext:value-type="float">
            <text:p>7434</text:p>
          </table:table-cell>
          <table:table-cell office:value-type="float" office:value="7422" calcext:value-type="float">
            <text:p>7422</text:p>
          </table:table-cell>
          <table:table-cell office:value-type="float" office:value="7420" calcext:value-type="float">
            <text:p>7420</text:p>
          </table:table-cell>
          <table:table-cell office:value-type="float" office:value="7417" calcext:value-type="float">
            <text:p>7417</text:p>
          </table:table-cell>
          <table:table-cell/>
          <table:table-cell table:formula="of:=&quot;{&quot;&amp;[.B94]&amp;&quot;,&quot;" office:value-type="string" office:string-value="{7396," calcext:value-type="string">
            <text:p>{7396,</text:p>
          </table:table-cell>
          <table:table-cell table:formula="of:=[.C94]&amp;&quot;,&quot;" office:value-type="string" office:string-value="7434," calcext:value-type="string">
            <text:p>7434,</text:p>
          </table:table-cell>
          <table:table-cell table:formula="of:=[.D94]&amp;&quot;,&quot;" office:value-type="string" office:string-value="7422," calcext:value-type="string">
            <text:p>7422,</text:p>
          </table:table-cell>
          <table:table-cell table:formula="of:=[.E94]&amp;&quot;,&quot;" office:value-type="string" office:string-value="7420," calcext:value-type="string">
            <text:p>7420,</text:p>
          </table:table-cell>
          <table:table-cell table:formula="of:=[.F94]&amp;&quot;},&quot;" office:value-type="string" office:string-value="7417}," calcext:value-type="string">
            <text:p>7417}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,666</text:p>
          </table:table-cell>
          <table:table-cell office:value-type="float" office:value="5624" calcext:value-type="float">
            <text:p>5624</text:p>
          </table:table-cell>
          <table:table-cell office:value-type="float" office:value="5574" calcext:value-type="float">
            <text:p>5574</text:p>
          </table:table-cell>
          <table:table-cell office:value-type="float" office:value="5621" calcext:value-type="float">
            <text:p>5621</text:p>
          </table:table-cell>
          <table:table-cell office:value-type="float" office:value="5669" calcext:value-type="float">
            <text:p>5669</text:p>
          </table:table-cell>
          <table:table-cell/>
          <table:table-cell table:formula="of:=&quot;{&quot;&amp;[.B95]&amp;&quot;,&quot;" office:value-type="string" office:string-value="{5666," calcext:value-type="string">
            <text:p>{5666,</text:p>
          </table:table-cell>
          <table:table-cell table:formula="of:=[.C95]&amp;&quot;,&quot;" office:value-type="string" office:string-value="5624," calcext:value-type="string">
            <text:p>5624,</text:p>
          </table:table-cell>
          <table:table-cell table:formula="of:=[.D95]&amp;&quot;,&quot;" office:value-type="string" office:string-value="5574," calcext:value-type="string">
            <text:p>5574,</text:p>
          </table:table-cell>
          <table:table-cell table:formula="of:=[.E95]&amp;&quot;,&quot;" office:value-type="string" office:string-value="5621," calcext:value-type="string">
            <text:p>5621,</text:p>
          </table:table-cell>
          <table:table-cell table:formula="of:=[.F95]&amp;&quot;},&quot;" office:value-type="string" office:string-value="5669}," calcext:value-type="string">
            <text:p>5669}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,162</text:p>
          </table:table-cell>
          <table:table-cell office:value-type="float" office:value="4172" calcext:value-type="float">
            <text:p>4172</text:p>
          </table:table-cell>
          <table:table-cell office:value-type="float" office:value="4178" calcext:value-type="float">
            <text:p>4178</text:p>
          </table:table-cell>
          <table:table-cell office:value-type="float" office:value="4117" calcext:value-type="float">
            <text:p>4117</text:p>
          </table:table-cell>
          <table:table-cell office:value-type="float" office:value="4060" calcext:value-type="float">
            <text:p>4060</text:p>
          </table:table-cell>
          <table:table-cell/>
          <table:table-cell table:formula="of:=&quot;{&quot;&amp;[.B96]&amp;&quot;,&quot;" office:value-type="string" office:string-value="{4162," calcext:value-type="string">
            <text:p>{4162,</text:p>
          </table:table-cell>
          <table:table-cell table:formula="of:=[.C96]&amp;&quot;,&quot;" office:value-type="string" office:string-value="4172," calcext:value-type="string">
            <text:p>4172,</text:p>
          </table:table-cell>
          <table:table-cell table:formula="of:=[.D96]&amp;&quot;,&quot;" office:value-type="string" office:string-value="4178," calcext:value-type="string">
            <text:p>4178,</text:p>
          </table:table-cell>
          <table:table-cell table:formula="of:=[.E96]&amp;&quot;,&quot;" office:value-type="string" office:string-value="4117," calcext:value-type="string">
            <text:p>4117,</text:p>
          </table:table-cell>
          <table:table-cell table:formula="of:=[.F96]&amp;&quot;},&quot;" office:value-type="string" office:string-value="4060}," calcext:value-type="string">
            <text:p>4060}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,077</text:p>
          </table:table-cell>
          <table:table-cell office:value-type="float" office:value="2999" calcext:value-type="float">
            <text:p>2999</text:p>
          </table:table-cell>
          <table:table-cell office:value-type="float" office:value="2909" calcext:value-type="float">
            <text:p>2909</text:p>
          </table:table-cell>
          <table:table-cell office:value-type="float" office:value="2939" calcext:value-type="float">
            <text:p>2939</text:p>
          </table:table-cell>
          <table:table-cell office:value-type="float" office:value="2970" calcext:value-type="float">
            <text:p>2970</text:p>
          </table:table-cell>
          <table:table-cell/>
          <table:table-cell table:formula="of:=&quot;{&quot;&amp;[.B97]&amp;&quot;,&quot;" office:value-type="string" office:string-value="{3077," calcext:value-type="string">
            <text:p>{3077,</text:p>
          </table:table-cell>
          <table:table-cell table:formula="of:=[.C97]&amp;&quot;,&quot;" office:value-type="string" office:string-value="2999," calcext:value-type="string">
            <text:p>2999,</text:p>
          </table:table-cell>
          <table:table-cell table:formula="of:=[.D97]&amp;&quot;,&quot;" office:value-type="string" office:string-value="2909," calcext:value-type="string">
            <text:p>2909,</text:p>
          </table:table-cell>
          <table:table-cell table:formula="of:=[.E97]&amp;&quot;,&quot;" office:value-type="string" office:string-value="2939," calcext:value-type="string">
            <text:p>2939,</text:p>
          </table:table-cell>
          <table:table-cell table:formula="of:=[.F97]&amp;&quot;},&quot;" office:value-type="string" office:string-value="2970}," calcext:value-type="string">
            <text:p>2970}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,294</text:p>
          </table:table-cell>
          <table:table-cell office:value-type="float" office:value="2213" calcext:value-type="float">
            <text:p>2213</text:p>
          </table:table-cell>
          <table:table-cell office:value-type="float" office:value="2102" calcext:value-type="float">
            <text:p>2102</text:p>
          </table:table-cell>
          <table:table-cell office:value-type="float" office:value="2064" calcext:value-type="float">
            <text:p>2064</text:p>
          </table:table-cell>
          <table:table-cell office:value-type="float" office:value="2029" calcext:value-type="float">
            <text:p>2029</text:p>
          </table:table-cell>
          <table:table-cell/>
          <table:table-cell table:formula="of:=&quot;{&quot;&amp;[.B98]&amp;&quot;,&quot;" office:value-type="string" office:string-value="{2294," calcext:value-type="string">
            <text:p>{2294,</text:p>
          </table:table-cell>
          <table:table-cell table:formula="of:=[.C98]&amp;&quot;,&quot;" office:value-type="string" office:string-value="2213," calcext:value-type="string">
            <text:p>2213,</text:p>
          </table:table-cell>
          <table:table-cell table:formula="of:=[.D98]&amp;&quot;,&quot;" office:value-type="string" office:string-value="2102," calcext:value-type="string">
            <text:p>2102,</text:p>
          </table:table-cell>
          <table:table-cell table:formula="of:=[.E98]&amp;&quot;,&quot;" office:value-type="string" office:string-value="2064," calcext:value-type="string">
            <text:p>2064,</text:p>
          </table:table-cell>
          <table:table-cell table:formula="of:=[.F98]&amp;&quot;},&quot;" office:value-type="string" office:string-value="2029}," calcext:value-type="string">
            <text:p>2029}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,414</text:p>
          </table:table-cell>
          <table:table-cell office:value-type="float" office:value="1469" calcext:value-type="float">
            <text:p>1469</text:p>
          </table:table-cell>
          <table:table-cell office:value-type="float" office:value="1509" calcext:value-type="float">
            <text:p>1509</text:p>
          </table:table-cell>
          <table:table-cell office:value-type="float" office:value="1472" calcext:value-type="float">
            <text:p>1472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&quot;{&quot;&amp;[.B99]&amp;&quot;,&quot;" office:value-type="string" office:string-value="{1414," calcext:value-type="string">
            <text:p>{1414,</text:p>
          </table:table-cell>
          <table:table-cell table:formula="of:=[.C99]&amp;&quot;,&quot;" office:value-type="string" office:string-value="1469," calcext:value-type="string">
            <text:p>1469,</text:p>
          </table:table-cell>
          <table:table-cell table:formula="of:=[.D99]&amp;&quot;,&quot;" office:value-type="string" office:string-value="1509," calcext:value-type="string">
            <text:p>1509,</text:p>
          </table:table-cell>
          <table:table-cell table:formula="of:=[.E99]&amp;&quot;,&quot;" office:value-type="string" office:string-value="1472," calcext:value-type="string">
            <text:p>1472,</text:p>
          </table:table-cell>
          <table:table-cell table:formula="of:=[.F99]&amp;&quot;},&quot;" office:value-type="string" office:string-value="1435}," calcext:value-type="string">
            <text:p>1435}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office:value-type="float" office:value="918" calcext:value-type="float">
            <text:p>918</text:p>
          </table:table-cell>
          <table:table-cell office:value-type="float" office:value="900" calcext:value-type="float">
            <text:p>900</text:p>
          </table:table-cell>
          <table:table-cell office:value-type="float" office:value="933" calcext:value-type="float">
            <text:p>933</text:p>
          </table:table-cell>
          <table:table-cell office:value-type="float" office:value="975" calcext:value-type="float">
            <text:p>975</text:p>
          </table:table-cell>
          <table:table-cell/>
          <table:table-cell table:formula="of:=&quot;{&quot;&amp;[.B100]&amp;&quot;,&quot;" office:value-type="string" office:string-value="{920," calcext:value-type="string">
            <text:p>{920,</text:p>
          </table:table-cell>
          <table:table-cell table:formula="of:=[.C100]&amp;&quot;,&quot;" office:value-type="string" office:string-value="918," calcext:value-type="string">
            <text:p>918,</text:p>
          </table:table-cell>
          <table:table-cell table:formula="of:=[.D100]&amp;&quot;,&quot;" office:value-type="string" office:string-value="900," calcext:value-type="string">
            <text:p>900,</text:p>
          </table:table-cell>
          <table:table-cell table:formula="of:=[.E100]&amp;&quot;,&quot;" office:value-type="string" office:string-value="933," calcext:value-type="string">
            <text:p>933,</text:p>
          </table:table-cell>
          <table:table-cell table:formula="of:=[.F100]&amp;&quot;},&quot;" office:value-type="string" office:string-value="975}," calcext:value-type="string">
            <text:p>975}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office:value-type="float" office:value="532" calcext:value-type="float">
            <text:p>532</text:p>
          </table:table-cell>
          <table:table-cell office:value-type="float" office:value="564" calcext:value-type="float">
            <text:p>564</text:p>
          </table:table-cell>
          <table:table-cell office:value-type="float" office:value="571" calcext:value-type="float">
            <text:p>571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&quot;{&quot;&amp;[.B101]&amp;&quot;,&quot;" office:value-type="string" office:string-value="{482," calcext:value-type="string">
            <text:p>{482,</text:p>
          </table:table-cell>
          <table:table-cell table:formula="of:=[.C101]&amp;&quot;,&quot;" office:value-type="string" office:string-value="532," calcext:value-type="string">
            <text:p>532,</text:p>
          </table:table-cell>
          <table:table-cell table:formula="of:=[.D101]&amp;&quot;,&quot;" office:value-type="string" office:string-value="564," calcext:value-type="string">
            <text:p>564,</text:p>
          </table:table-cell>
          <table:table-cell table:formula="of:=[.E101]&amp;&quot;,&quot;" office:value-type="string" office:string-value="571," calcext:value-type="string">
            <text:p>571,</text:p>
          </table:table-cell>
          <table:table-cell table:formula="of:=[.F101]&amp;&quot;},&quot;" office:value-type="string" office:string-value="575}," calcext:value-type="string">
            <text:p>575},</text:p>
          </table:table-cell>
        </table:table-row>
        <table:table-row table:style-name="ro1">
          <table:table-cell table:style-name="ce1" office:value-type="string" calcext:value-type="string">
            <text:p>100+</text:p>
          </table:table-cell>
          <table:table-cell office:value-type="float" office:value="515" calcext:value-type="float">
            <text:p>515</text:p>
          </table:table-cell>
          <table:table-cell office:value-type="float" office:value="550" calcext:value-type="float">
            <text:p>550</text:p>
          </table:table-cell>
          <table:table-cell office:value-type="float" office:value="529" calcext:value-type="float">
            <text:p>529</text:p>
          </table:table-cell>
          <table:table-cell office:value-type="float" office:value="587" calcext:value-type="float">
            <text:p>58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&quot;{&quot;&amp;[.B102]&amp;&quot;,&quot;" office:value-type="string" office:string-value="{515," calcext:value-type="string">
            <text:p>{515,</text:p>
          </table:table-cell>
          <table:table-cell table:formula="of:=[.C102]&amp;&quot;,&quot;" office:value-type="string" office:string-value="550," calcext:value-type="string">
            <text:p>550,</text:p>
          </table:table-cell>
          <table:table-cell table:formula="of:=[.D102]&amp;&quot;,&quot;" office:value-type="string" office:string-value="529," calcext:value-type="string">
            <text:p>529,</text:p>
          </table:table-cell>
          <table:table-cell table:formula="of:=[.E102]&amp;&quot;,&quot;" office:value-type="string" office:string-value="587," calcext:value-type="string">
            <text:p>587,</text:p>
          </table:table-cell>
          <table:table-cell table:formula="of:=[.F102]&amp;&quot;},&quot;" office:value-type="string" office:string-value="652}," calcext:value-type="string">
            <text:p>652},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 calcext:value-type="string">
            <text:p>};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E" svg:font-family="'Arial CE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number number:decimal-places="1" number:min-decimal-places="1" number:min-integer-digits="1" number:grouping="true"/>
    </number:number-style>
    <number:number-style style:name="N141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">
      <number:number number:decimal-places="1" number:min-decimal-places="1" number:min-integer-digits="1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4">
      <number:minutes number:style="long"/>
      <number:text>:</number:text>
      <number:seconds number:style="long" number:decimal-places="1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2T16:22:02.401250720</dc:date>
    <meta:editing-duration>PT13M33S</meta:editing-duration>
    <meta:editing-cycles>3</meta:editing-cycles>
    <meta:generator>LibreOffice/7.3.6.2$Linux_X86_64 LibreOffice_project/30$Build-2</meta:generator>
    <meta:document-statistic meta:table-count="1" meta:cell-count="1119" meta:object-count="0"/>
  </office:meta>
</office:document-meta>
</file>